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4pt"/>
    </style:style>
    <style:style style:name="co2" style:family="table-column">
      <style:table-column-properties fo:break-before="auto" style:column-width="112.99pt"/>
    </style:style>
    <style:style style:name="co3" style:family="table-column">
      <style:table-column-properties fo:break-before="auto" style:column-width="79.99pt"/>
    </style:style>
    <style:style style:name="co4" style:family="table-column">
      <style:table-column-properties fo:break-before="auto" style:column-width="104pt"/>
    </style:style>
    <style:style style:name="co5" style:family="table-column">
      <style:table-column-properties fo:break-before="auto" style:column-width="114.01pt"/>
    </style:style>
    <style:style style:name="co6" style:family="table-column">
      <style:table-column-properties fo:break-before="auto" style:column-width="107.01pt"/>
    </style:style>
    <style:style style:name="co7" style:family="table-column">
      <style:table-column-properties fo:break-before="auto" style:column-width="59.75pt"/>
    </style:style>
    <style:style style:name="co8" style:family="table-column">
      <style:table-column-properties fo:break-before="auto" style:column-width="191.0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42.01pt" fo:break-before="auto" style:use-optimal-row-height="true"/>
    </style:style>
    <style:style style:name="ta1" style:family="table" style:master-page-name="PageStyle_5f_tendencias">
      <style:table-properties table:display="true" style:writing-mode="lr-tb"/>
    </style:style>
    <style:style style:name="ta2" style:family="table" style:master-page-name="PageStyle_5f_evento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26" style:family="table-cell" style:parent-style-name="Default" style:data-style-name="N10152">
      <style:table-cell-properties style:rotation-align="none"/>
    </style:style>
    <style:style style:name="ce2" style:family="table-cell" style:parent-style-name="Default" style:data-style-name="N1015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152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4" style:family="table-cell" style:parent-style-name="Default" style:data-style-name="N10152">
      <style:table-cell-properties fo:border-bottom="0.06pt solid #000000" fo:border-left="0.06pt solid #000000" fo:border-right="none" style:rotation-align="none" fo:border-top="0.06pt solid #000000"/>
    </style:style>
    <style:style style:name="ce5" style:family="table-cell" style:parent-style-name="Default" style:data-style-name="N1">
      <style:table-cell-properties style:rotation-align="none"/>
    </style:style>
    <style:style style:name="ce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8" style:family="table-cell" style:parent-style-name="Default" style:data-style-name="N1">
      <style:table-cell-properties fo:border-bottom="0.06pt solid #000000" fo:border-left="none" fo:border-right="none" style:rotation-align="none" fo:border-top="0.06pt solid #000000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Comma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33">
      <style:table-cell-properties style:rotation-align="none"/>
    </style:style>
    <style:style style:name="ce17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132">
      <style:table-cell-properties style:rotation-align="none"/>
    </style:style>
    <style:style style:name="ce19" style:family="table-cell" style:parent-style-name="Default" style:data-style-name="N132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20" style:family="table-cell" style:parent-style-name="Default" style:data-style-name="N132">
      <style:table-cell-properties fo:border-bottom="0.06pt solid #000000" fo:border-left="none" fo:border-right="none" style:rotation-align="none" fo:border-top="0.06pt solid #000000"/>
    </style:style>
    <style:style style:name="ce21" style:family="table-cell" style:parent-style-name="Default" style:data-style-name="N10">
      <style:table-cell-properties style:rotation-align="none"/>
    </style:style>
    <style:style style:name="ce22" style:family="table-cell" style:parent-style-name="Default" style:data-style-name="N1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3" style:family="table-cell" style:parent-style-name="Default" style:data-style-name="N1">
      <style:table-cell-properties fo:border-bottom="0.06pt solid #000000" fo:border-left="none" fo:border-right="0.06pt solid #000000" style:rotation-align="none" fo:border-top="0.06pt solid #000000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delo al 17-marzo" table:style-name="ta1">
        <office:forms form:automatic-focus="false" form:apply-design-mode="false"/>
        <table:table-column table:style-name="co1" table:default-cell-style-name="ce26"/>
        <table:table-column table:style-name="co1" table:visibility="collapse" table:default-cell-style-name="ce5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ce13"/>
        <table:table-column table:style-name="co5" table:default-cell-style-name="ce18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number-columns-repeated="4"/>
          <table:table-cell table:style-name="ce12" office:value-type="float" office:value="0.1843" calcext:value-type="float">
            <text:p><text:s/>0.1843 </text:p>
          </table:table-cell>
          <table:table-cell table:style-name="ce16" office:value-type="float" office:value="2.0927" calcext:value-type="float">
            <text:p>2.0927</text:p>
          </table:table-cell>
          <table:table-cell table:style-name="ce21" office:value-type="percentage" office:value="0.08" calcext:value-type="percentage">
            <text:p>8%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echa</text:p>
          </table:table-cell>
          <table:table-cell table:style-name="ce6" office:value-type="string" calcext:value-type="string">
            <text:p>día</text:p>
          </table:table-cell>
          <table:table-cell table:style-name="ce9" office:value-type="string" calcext:value-type="string">
            <text:p>casos detectados</text:p>
          </table:table-cell>
          <table:table-cell table:style-name="ce9" office:value-type="string" calcext:value-type="string">
            <text:p>ln(casos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9" office:value-type="string" calcext:value-type="string">
            <text:p>predicción de graves (8%)</text:p>
          </table:table-cell>
          <table:table-cell table:style-name="ce9" table:number-columns-repeated="1017"/>
        </table:table-row>
        <table:table-row table:style-name="ro1">
          <table:table-cell office:value-type="date" office:date-value="2020-03-08" calcext:value-type="date">
            <text:p>8-Ma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N([.C3])" office:value-type="float" office:value="2.19722457733622" calcext:value-type="float">
            <text:p>2.19722457733622</text:p>
          </table:table-cell>
          <table:table-cell table:formula="of:=[.B3]*[.$E$1]+[.$F$1]" office:value-type="float" office:value="2.277" calcext:value-type="float">
            <text:p><text:s/>2.28 </text:p>
          </table:table-cell>
          <table:table-cell table:formula="of:=EXP([.E3])" office:value-type="float" office:value="9.74739431940007" calcext:value-type="float">
            <text:p>9.7</text:p>
          </table:table-cell>
          <table:table-cell table:number-columns-repeated="2"/>
          <table:table-cell>
            <draw:frame table:end-cell-address="'modelo al 17-marzo'.N14" table:end-x="29.2pt" table:end-y="2.98pt" draw:z-index="0" draw:name="Chart 4" draw:style-name="gr1" draw:text-style-name="P1" svg:width="322.16pt" svg:height="161.35pt" svg:x="5.81pt" svg:y="5.44pt">
              <draw:object draw:notify-on-update-of-ranges="'modelo al 17-marzo'.B3:'modelo al 17-marzo'.B12 'modelo al 17-marzo'.D2:'modelo al 17-marzo'.D2 'modelo al 17-marzo'.D3:'modelo al 17-marzo'.D1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date" office:date-value="2020-03-09" calcext:value-type="date">
            <text:p>9-Mar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3]+[.D5])/2" office:value-type="float" office:value="2.38108696739888" calcext:value-type="float">
            <text:p>2.38108696739888</text:p>
          </table:table-cell>
          <table:table-cell table:formula="of:=[.B4]*[.$E$1]+[.$F$1]" office:value-type="float" office:value="2.4613" calcext:value-type="float">
            <text:p><text:s/>2.46 </text:p>
          </table:table-cell>
          <table:table-cell table:formula="of:=EXP([.E4])" office:value-type="float" office:value="11.7200376898359" calcext:value-type="float">
            <text:p>11.7</text:p>
          </table:table-cell>
          <table:table-cell table:number-columns-repeated="8"/>
          <table:table-cell office:value-type="string" calcext:value-type="string">
            <text:p>&lt;-- Modelo predictivo</text:p>
          </table:table-cell>
          <table:table-cell table:number-columns-repeated="1009"/>
        </table:table-row>
        <table:table-row table:style-name="ro1">
          <table:table-cell office:value-type="date" office:date-value="2020-03-10" calcext:value-type="date">
            <text:p>10-Ma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LN([.C5])" office:value-type="float" office:value="2.56494935746154" calcext:value-type="float">
            <text:p>2.56494935746154</text:p>
          </table:table-cell>
          <table:table-cell table:formula="of:=[.B5]*[.$E$1]+[.$F$1]" office:value-type="float" office:value="2.6456" calcext:value-type="float">
            <text:p><text:s/>2.65 </text:p>
          </table:table-cell>
          <table:table-cell table:formula="of:=EXP([.E5])" office:value-type="float" office:value="14.0918976857015" calcext:value-type="float">
            <text:p>14.1</text:p>
          </table:table-cell>
          <table:table-cell table:number-columns-repeated="1018"/>
        </table:table-row>
        <table:table-row table:style-name="ro1">
          <table:table-cell office:value-type="date" office:date-value="2020-03-11" calcext:value-type="date">
            <text:p>11-Ma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LN([.C6])" office:value-type="float" office:value="3.09104245335832" calcext:value-type="float">
            <text:p>3.09104245335832</text:p>
          </table:table-cell>
          <table:table-cell table:formula="of:=[.B6]*[.$E$1]+[.$F$1]" office:value-type="float" office:value="2.8299" calcext:value-type="float">
            <text:p><text:s/>2.83 </text:p>
          </table:table-cell>
          <table:table-cell table:formula="of:=EXP([.E6])" office:value-type="float" office:value="16.943766363183" calcext:value-type="float">
            <text:p>16.9</text:p>
          </table:table-cell>
          <table:table-cell table:number-columns-repeated="1018"/>
        </table:table-row>
        <table:table-row table:style-name="ro1">
          <table:table-cell office:value-type="date" office:date-value="2020-03-12" calcext:value-type="date">
            <text:p>12-Mar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LN([.C7])" office:value-type="float" office:value="3.13549421592915" calcext:value-type="float">
            <text:p>3.13549421592915</text:p>
          </table:table-cell>
          <table:table-cell table:formula="of:=[.B7]*[.$E$1]+[.$F$1]" office:value-type="float" office:value="3.0142" calcext:value-type="float">
            <text:p><text:s/>3.01 </text:p>
          </table:table-cell>
          <table:table-cell table:formula="of:=EXP([.E7])" office:value-type="float" office:value="20.3727861905663" calcext:value-type="float">
            <text:p>20.4</text:p>
          </table:table-cell>
          <table:table-cell table:number-columns-repeated="1018"/>
        </table:table-row>
        <table:table-row table:style-name="ro1">
          <table:table-cell office:value-type="date" office:date-value="2020-03-13" calcext:value-type="date">
            <text:p>13-Mar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D7]+[.D9])/2" office:value-type="float" office:value="3.21566554096674" calcext:value-type="float">
            <text:p>3.21566554096674</text:p>
          </table:table-cell>
          <table:table-cell table:formula="of:=[.B8]*[.$E$1]+[.$F$1]" office:value-type="float" office:value="3.1985" calcext:value-type="float">
            <text:p><text:s/>3.20 </text:p>
          </table:table-cell>
          <table:table-cell table:formula="of:=EXP([.E8])" office:value-type="float" office:value="24.4957589871158" calcext:value-type="float">
            <text:p>24.5</text:p>
          </table:table-cell>
          <table:table-cell table:number-columns-repeated="1018"/>
        </table:table-row>
        <table:table-row table:style-name="ro1">
          <table:table-cell office:value-type="date" office:date-value="2020-03-14" calcext:value-type="date">
            <text:p>14-Mar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LN([.C9])" office:value-type="float" office:value="3.29583686600433" calcext:value-type="float">
            <text:p>3.29583686600433</text:p>
          </table:table-cell>
          <table:table-cell table:formula="of:=[.B9]*[.$E$1]+[.$F$1]" office:value-type="float" office:value="3.3828" calcext:value-type="float">
            <text:p><text:s/>3.38 </text:p>
          </table:table-cell>
          <table:table-cell table:formula="of:=EXP([.E9])" office:value-type="float" office:value="29.4531245133625" calcext:value-type="float">
            <text:p>29.5</text:p>
          </table:table-cell>
          <table:table-cell table:number-columns-repeated="1018"/>
        </table:table-row>
        <table:table-row table:style-name="ro1">
          <table:table-cell office:value-type="date" office:date-value="2020-03-15" calcext:value-type="date">
            <text:p>15-Mar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LN([.C10])" office:value-type="float" office:value="3.55534806148941" calcext:value-type="float">
            <text:p>3.55534806148941</text:p>
          </table:table-cell>
          <table:table-cell table:formula="of:=[.B10]*[.$E$1]+[.$F$1]" office:value-type="float" office:value="3.5671" calcext:value-type="float">
            <text:p><text:s/>3.57 </text:p>
          </table:table-cell>
          <table:table-cell table:formula="of:=EXP([.E10])" office:value-type="float" office:value="35.4137442344985" calcext:value-type="float">
            <text:p>35.4</text:p>
          </table:table-cell>
          <table:table-cell table:number-columns-repeated="1018"/>
        </table:table-row>
        <table:table-row table:style-name="ro1">
          <table:table-cell office:value-type="date" office:date-value="2020-03-16" calcext:value-type="date">
            <text:p>16-Mar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LN([.C11])" office:value-type="float" office:value="3.71357206670431" calcext:value-type="float">
            <text:p>3.71357206670431</text:p>
          </table:table-cell>
          <table:table-cell table:formula="of:=[.B11]*[.$E$1]+[.$F$1]" office:value-type="float" office:value="3.7514" calcext:value-type="float">
            <text:p><text:s/>3.75 </text:p>
          </table:table-cell>
          <table:table-cell table:formula="of:=EXP([.E11])" office:value-type="float" office:value="42.5806532049763" calcext:value-type="float">
            <text:p>42.6</text:p>
          </table:table-cell>
          <table:table-cell table:number-columns-repeated="1018"/>
        </table:table-row>
        <table:table-row table:style-name="ro1">
          <table:table-cell office:value-type="date" office:date-value="2020-03-17" calcext:value-type="date">
            <text:p>17-Mar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LN([.C12])" office:value-type="float" office:value="3.91202300542815" calcext:value-type="float">
            <text:p>3.91202300542815</text:p>
          </table:table-cell>
          <table:table-cell table:formula="of:=[.B12]*[.$E$1]+[.$F$1]" office:value-type="float" office:value="3.9357" calcext:value-type="float">
            <text:p><text:s/>3.94 </text:p>
          </table:table-cell>
          <table:table-cell table:formula="of:=EXP([.E12])" office:value-type="float" office:value="51.197975999279" calcext:value-type="float">
            <text:p>51.2</text:p>
          </table:table-cell>
          <table:table-cell table:style-name="ce5" table:formula="of:=[.F12]*[.$G$1]" office:value-type="float" office:value="4.09583807994232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date" office:date-value="2020-03-18" calcext:value-type="date">
            <text:p>18-Mar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B13]*[.$E$1]+[.$F$1]" office:value-type="float" office:value="4.12" calcext:value-type="float">
            <text:p><text:s/>4.12 </text:p>
          </table:table-cell>
          <table:table-cell table:formula="of:=EXP([.E13])" office:value-type="float" office:value="61.5592422644285" calcext:value-type="float">
            <text:p>61.6</text:p>
          </table:table-cell>
          <table:table-cell table:style-name="ce5" table:formula="of:=[.F13]*[.$G$1]" office:value-type="float" office:value="4.92473938115428" calcext:value-type="float">
            <text:p>5</text:p>
          </table:table-cell>
          <table:table-cell table:number-columns-repeated="1017"/>
        </table:table-row>
        <table:table-row table:style-name="ro3">
          <table:table-cell office:value-type="date" office:date-value="2020-03-19" calcext:value-type="date">
            <text:p>19-Mar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B14]*[.$E$1]+[.$F$1]" office:value-type="float" office:value="4.3043" calcext:value-type="float">
            <text:p><text:s/>4.30 </text:p>
          </table:table-cell>
          <table:table-cell table:formula="of:=EXP([.E14])" office:value-type="float" office:value="74.0173851447558" calcext:value-type="float">
            <text:p>74.0</text:p>
          </table:table-cell>
          <table:table-cell table:style-name="ce5" table:formula="of:=[.F14]*[.$G$1]" office:value-type="float" office:value="5.9213908115804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0-03-20" calcext:value-type="date">
            <text:p>20-Mar</text:p>
          </table:table-cell>
          <table:table-cell table:style-name="ce7" office:value-type="float" office:value="13" calcext:value-type="float">
            <text:p>13</text:p>
          </table:table-cell>
          <table:table-cell table:style-name="ce10" table:number-columns-repeated="2"/>
          <table:table-cell table:style-name="ce14" table:formula="of:=[.B15]*[.$E$1]+[.$F$1]" office:value-type="float" office:value="4.4886" calcext:value-type="float">
            <text:p><text:s/>4.49 </text:p>
          </table:table-cell>
          <table:table-cell table:style-name="ce19" table:formula="of:=EXP([.E15])" office:value-type="float" office:value="88.9967631527015" calcext:value-type="float">
            <text:p>89.0</text:p>
          </table:table-cell>
          <table:table-cell table:style-name="ce22" table:formula="of:=[.F15]*[.$G$1]" office:value-type="float" office:value="7.11974105221612" calcext:value-type="float">
            <text:p>7</text:p>
          </table:table-cell>
          <table:table-cell/>
          <table:table-cell>
            <draw:frame table:end-cell-address="'modelo al 17-marzo'.P29" table:end-x="26.62pt" table:end-y="8.22pt" draw:z-index="1" draw:name="Chart 5" draw:style-name="gr1" draw:text-style-name="P1" svg:width="442.09pt" svg:height="215.8pt" svg:x="2.83pt" svg:y="2.44pt">
              <draw:object draw:notify-on-update-of-ranges="'modelo al 17-marzo'.A3:'modelo al 17-marzo'.A14 'modelo al 17-marzo'.C2:'modelo al 17-marzo'.C2 'modelo al 17-marzo'.C3:'modelo al 17-marzo'.C15 'modelo al 17-marzo'.A3:'modelo al 17-marzo'.A15 'modelo al 17-marzo'.F2:'modelo al 17-marzo'.F2 'modelo al 17-marzo'.F3:'modelo al 17-marzo'.F1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7"/>
          <table:table-cell>
            <draw:frame table:end-cell-address="'modelo al 17-marzo'.X29" table:end-x="23.98pt" table:end-y="8.22pt" draw:z-index="2" draw:name="Chart 6" draw:style-name="gr1" draw:text-style-name="P1" svg:width="442.06pt" svg:height="215.8pt" svg:x="0.2pt" svg:y="2.44pt">
              <draw:object draw:notify-on-update-of-ranges="'modelo al 17-marzo'.A3:'modelo al 17-marzo'.A32 'modelo al 17-marzo'.C2:'modelo al 17-marzo'.C2 'modelo al 17-marzo'.C3:'modelo al 17-marzo'.C32 'modelo al 17-marzo'.A3:'modelo al 17-marzo'.A32 'modelo al 17-marzo'.F2:'modelo al 17-marzo'.F2 'modelo al 17-marzo'.F3:'modelo al 17-marzo'.F3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date" office:date-value="2020-03-21" calcext:value-type="date">
            <text:p>21-Mar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B16]*[.$E$1]+[.$F$1]" office:value-type="float" office:value="4.6729" calcext:value-type="float">
            <text:p><text:s/>4.67 </text:p>
          </table:table-cell>
          <table:table-cell table:formula="of:=EXP([.E16])" office:value-type="float" office:value="107.007614983535" calcext:value-type="float">
            <text:p>107.0</text:p>
          </table:table-cell>
          <table:table-cell table:style-name="ce5" table:formula="of:=[.F16]*[.$G$1]" office:value-type="float" office:value="8.56060919868281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date" office:date-value="2020-03-22" calcext:value-type="date">
            <text:p>22-Mar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B17]*[.$E$1]+[.$F$1]" office:value-type="float" office:value="4.8572" calcext:value-type="float">
            <text:p><text:s/>4.86 </text:p>
          </table:table-cell>
          <table:table-cell table:formula="of:=EXP([.E17])" office:value-type="float" office:value="128.663439644624" calcext:value-type="float">
            <text:p>128.7</text:p>
          </table:table-cell>
          <table:table-cell table:style-name="ce5" table:formula="of:=[.F17]*[.$G$1]" office:value-type="float" office:value="10.2930751715699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date" office:date-value="2020-03-23" calcext:value-type="date">
            <text:p>23-Ma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B18]*[.$E$1]+[.$F$1]" office:value-type="float" office:value="5.0415" calcext:value-type="float">
            <text:p><text:s/>5.04 </text:p>
          </table:table-cell>
          <table:table-cell table:formula="of:=EXP([.E18])" office:value-type="float" office:value="154.701893914119" calcext:value-type="float">
            <text:p>154.7</text:p>
          </table:table-cell>
          <table:table-cell table:style-name="ce5" table:formula="of:=[.F18]*[.$G$1]" office:value-type="float" office:value="12.3761515131295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date" office:date-value="2020-03-24" calcext:value-type="date">
            <text:p>24-Mar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B19]*[.$E$1]+[.$F$1]" office:value-type="float" office:value="5.2258" calcext:value-type="float">
            <text:p><text:s/>5.23 </text:p>
          </table:table-cell>
          <table:table-cell table:formula="of:=EXP([.E19])" office:value-type="float" office:value="186.009918953813" calcext:value-type="float">
            <text:p>186.0</text:p>
          </table:table-cell>
          <table:table-cell table:style-name="ce5" table:formula="of:=[.F19]*[.$G$1]" office:value-type="float" office:value="14.88079351630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date" office:date-value="2020-03-25" calcext:value-type="date">
            <text:p>25-Mar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B20]*[.$E$1]+[.$F$1]" office:value-type="float" office:value="5.4101" calcext:value-type="float">
            <text:p><text:s/>5.41 </text:p>
          </table:table-cell>
          <table:table-cell table:formula="of:=EXP([.E20])" office:value-type="float" office:value="223.653951957509" calcext:value-type="float">
            <text:p>223.7</text:p>
          </table:table-cell>
          <table:table-cell table:style-name="ce5" table:formula="of:=[.F20]*[.$G$1]" office:value-type="float" office:value="17.8923161566007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date" office:date-value="2020-03-26" calcext:value-type="date">
            <text:p>26-Mar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B21]*[.$E$1]+[.$F$1]" office:value-type="float" office:value="5.5944" calcext:value-type="float">
            <text:p><text:s/>5.59 </text:p>
          </table:table-cell>
          <table:table-cell table:formula="of:=EXP([.E21])" office:value-type="float" office:value="268.916251926503" calcext:value-type="float">
            <text:p>268.9</text:p>
          </table:table-cell>
          <table:table-cell table:style-name="ce5" table:formula="of:=[.F21]*[.$G$1]" office:value-type="float" office:value="21.513300154120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date" office:date-value="2020-03-27" calcext:value-type="date">
            <text:p>27-Ma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B22]*[.$E$1]+[.$F$1]" office:value-type="float" office:value="5.7787" calcext:value-type="float">
            <text:p><text:s/>5.78 </text:p>
          </table:table-cell>
          <table:table-cell table:formula="of:=EXP([.E22])" office:value-type="float" office:value="323.338576927705" calcext:value-type="float">
            <text:p>323.3</text:p>
          </table:table-cell>
          <table:table-cell table:style-name="ce5" table:formula="of:=[.F22]*[.$G$1]" office:value-type="float" office:value="25.8670861542164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date" office:date-value="2020-03-28" calcext:value-type="date">
            <text:p>28-Ma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B23]*[.$E$1]+[.$F$1]" office:value-type="float" office:value="5.963" calcext:value-type="float">
            <text:p><text:s/>5.96 </text:p>
          </table:table-cell>
          <table:table-cell table:formula="of:=EXP([.E23])" office:value-type="float" office:value="388.77470060161" calcext:value-type="float">
            <text:p>388.8</text:p>
          </table:table-cell>
          <table:table-cell table:style-name="ce5" table:formula="of:=[.F23]*[.$G$1]" office:value-type="float" office:value="31.1019760481288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date" office:date-value="2020-03-29" calcext:value-type="date">
            <text:p>29-Mar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B24]*[.$E$1]+[.$F$1]" office:value-type="float" office:value="6.1473" calcext:value-type="float">
            <text:p><text:s/>6.15 </text:p>
          </table:table-cell>
          <table:table-cell table:formula="of:=EXP([.E24])" office:value-type="float" office:value="467.453556776389" calcext:value-type="float">
            <text:p>467.5</text:p>
          </table:table-cell>
          <table:table-cell table:style-name="ce5" table:formula="of:=[.F24]*[.$G$1]" office:value-type="float" office:value="37.3962845421111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date" office:date-value="2020-03-30" calcext:value-type="date">
            <text:p>30-Mar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B25]*[.$E$1]+[.$F$1]" office:value-type="float" office:value="6.3316" calcext:value-type="float">
            <text:p><text:s/>6.33 </text:p>
          </table:table-cell>
          <table:table-cell table:formula="of:=EXP([.E25])" office:value-type="float" office:value="562.055163066832" calcext:value-type="float">
            <text:p>562.1</text:p>
          </table:table-cell>
          <table:table-cell table:style-name="ce5" table:formula="of:=[.F25]*[.$G$1]" office:value-type="float" office:value="44.964413045346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date" office:date-value="2020-03-31" calcext:value-type="date">
            <text:p>31-Mar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B26]*[.$E$1]+[.$F$1]" office:value-type="float" office:value="6.5159" calcext:value-type="float">
            <text:p><text:s/>6.52 </text:p>
          </table:table-cell>
          <table:table-cell table:formula="of:=EXP([.E26])" office:value-type="float" office:value="675.801909624146" calcext:value-type="float">
            <text:p>675.8</text:p>
          </table:table-cell>
          <table:table-cell table:style-name="ce5" table:formula="of:=[.F26]*[.$G$1]" office:value-type="float" office:value="54.0641527699317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date" office:date-value="2020-04-01" calcext:value-type="date">
            <text:p>1-Apr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27]*[.$E$1]+[.$F$1]" office:value-type="float" office:value="6.7002" calcext:value-type="float">
            <text:p><text:s/>6.70 </text:p>
          </table:table-cell>
          <table:table-cell table:formula="of:=EXP([.E27])" office:value-type="float" office:value="812.568322581777" calcext:value-type="float">
            <text:p>812.6</text:p>
          </table:table-cell>
          <table:table-cell table:style-name="ce5" table:formula="of:=[.F27]*[.$G$1]" office:value-type="float" office:value="65.0054658065421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date" office:date-value="2020-04-02" calcext:value-type="date">
            <text:p>2-Apr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B28]*[.$E$1]+[.$F$1]" office:value-type="float" office:value="6.8845" calcext:value-type="float">
            <text:p><text:s/>6.88 </text:p>
          </table:table-cell>
          <table:table-cell table:formula="of:=EXP([.E28])" office:value-type="float" office:value="977.013041041237" calcext:value-type="float">
            <text:p>977.0</text:p>
          </table:table-cell>
          <table:table-cell table:style-name="ce5" table:formula="of:=[.F28]*[.$G$1]" office:value-type="float" office:value="78.1610432832989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date" office:date-value="2020-04-03" calcext:value-type="date">
            <text:p>3-Apr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B29]*[.$E$1]+[.$F$1]" office:value-type="float" office:value="7.0688" calcext:value-type="float">
            <text:p><text:s/>7.07 </text:p>
          </table:table-cell>
          <table:table-cell table:formula="of:=EXP([.E29])" office:value-type="float" office:value="1174.73750309603" calcext:value-type="float">
            <text:p>1174.7</text:p>
          </table:table-cell>
          <table:table-cell table:style-name="ce5" table:formula="of:=[.F29]*[.$G$1]" office:value-type="float" office:value="93.9790002476824" calcext:value-type="float">
            <text:p>94</text:p>
          </table:table-cell>
          <table:table-cell table:number-columns-repeated="1017"/>
        </table:table-row>
        <table:table-row table:style-name="ro3">
          <table:table-cell table:style-name="ce4" office:value-type="date" office:date-value="2020-04-04" calcext:value-type="date">
            <text:p>4-Apr</text:p>
          </table:table-cell>
          <table:table-cell table:style-name="ce8" office:value-type="float" office:value="28" calcext:value-type="float">
            <text:p>28</text:p>
          </table:table-cell>
          <table:table-cell table:style-name="ce11" table:number-columns-repeated="2"/>
          <table:table-cell table:style-name="ce15" table:formula="of:=[.B30]*[.$E$1]+[.$F$1]" office:value-type="float" office:value="7.2531" calcext:value-type="float">
            <text:p><text:s/>7.25 </text:p>
          </table:table-cell>
          <table:table-cell table:style-name="ce20" table:formula="of:=EXP([.E30])" office:value-type="float" office:value="1412.47674617482" calcext:value-type="float">
            <text:p>1412.5</text:p>
          </table:table-cell>
          <table:table-cell table:style-name="ce23" table:formula="of:=[.F30]*[.$G$1]" office:value-type="float" office:value="112.998139693986" calcext:value-type="float">
            <text:p>113</text:p>
          </table:table-cell>
          <table:table-cell table:number-columns-repeated="1017"/>
        </table:table-row>
        <table:table-row table:style-name="ro1">
          <table:table-cell office:value-type="date" office:date-value="2020-04-05" calcext:value-type="date">
            <text:p>5-Ap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B31]*[.$E$1]+[.$F$1]" office:value-type="float" office:value="7.4374" calcext:value-type="float">
            <text:p><text:s/>7.44 </text:p>
          </table:table-cell>
          <table:table-cell table:formula="of:=EXP([.E31])" office:value-type="float" office:value="1698.32882088683" calcext:value-type="float">
            <text:p>1698.3</text:p>
          </table:table-cell>
          <table:table-cell table:style-name="ce5" table:formula="of:=[.F31]*[.$G$1]" office:value-type="float" office:value="135.866305670946" calcext:value-type="float">
            <text:p>136</text:p>
          </table:table-cell>
          <table:table-cell table:number-columns-repeated="1017"/>
        </table:table-row>
        <table:table-row table:style-name="ro1">
          <table:table-cell office:value-type="date" office:date-value="2020-04-06" calcext:value-type="date">
            <text:p>6-Ap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32]*[.$E$1]+[.$F$1]" office:value-type="float" office:value="7.6217" calcext:value-type="float">
            <text:p><text:s/>7.62 </text:p>
          </table:table-cell>
          <table:table-cell table:formula="of:=EXP([.E32])" office:value-type="float" office:value="2042.03063283411" calcext:value-type="float">
            <text:p>2042.0</text:p>
          </table:table-cell>
          <table:table-cell table:style-name="ce5" table:formula="of:=[.F32]*[.$G$1]" office:value-type="float" office:value="163.362450626729" calcext:value-type="float">
            <text:p>163</text:p>
          </table:table-cell>
          <table:table-cell table:number-columns-repeated="1017"/>
        </table:table-row>
        <table:table-row table:style-name="ro1">
          <table:table-cell office:value-type="date" office:date-value="2020-04-07" calcext:value-type="date">
            <text:p>7-Apr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B33]*[.$E$1]+[.$F$1]" office:value-type="float" office:value="7.806" calcext:value-type="float">
            <text:p><text:s/>7.81 </text:p>
          </table:table-cell>
          <table:table-cell table:formula="of:=EXP([.E33])" office:value-type="float" office:value="2455.28960831947" calcext:value-type="float">
            <text:p>2455.3</text:p>
          </table:table-cell>
          <table:table-cell table:style-name="ce5" table:formula="of:=[.F33]*[.$G$1]" office:value-type="float" office:value="196.423168665557" calcext:value-type="float">
            <text:p>196</text:p>
          </table:table-cell>
          <table:table-cell table:number-columns-repeated="1017"/>
        </table:table-row>
        <table:table-row table:style-name="ro1">
          <table:table-cell office:value-type="date" office:date-value="2020-04-08" calcext:value-type="date">
            <text:p>8-Ap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34]*[.$E$1]+[.$F$1]" office:value-type="float" office:value="7.9903" calcext:value-type="float">
            <text:p><text:s/>7.99 </text:p>
          </table:table-cell>
          <table:table-cell table:formula="of:=EXP([.E34])" office:value-type="float" office:value="2952.18248139341" calcext:value-type="float">
            <text:p>2952.2</text:p>
          </table:table-cell>
          <table:table-cell table:style-name="ce5" table:formula="of:=[.F34]*[.$G$1]" office:value-type="float" office:value="236.174598511473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date" office:date-value="2020-04-09" calcext:value-type="date">
            <text:p>9-Apr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B35]*[.$E$1]+[.$F$1]" office:value-type="float" office:value="8.1746" calcext:value-type="float">
            <text:p><text:s/>8.17 </text:p>
          </table:table-cell>
          <table:table-cell table:formula="of:=EXP([.E35])" office:value-type="float" office:value="3549.6347860208" calcext:value-type="float">
            <text:p>3549.6</text:p>
          </table:table-cell>
          <table:table-cell table:style-name="ce5" table:formula="of:=[.F35]*[.$G$1]" office:value-type="float" office:value="283.970782881664" calcext:value-type="float">
            <text:p>284</text:p>
          </table:table-cell>
          <table:table-cell table:number-columns-repeated="1017"/>
        </table:table-row>
        <table:table-row table:style-name="ro1">
          <table:table-cell office:value-type="date" office:date-value="2020-04-10" calcext:value-type="date">
            <text:p>10-Apr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B36]*[.$E$1]+[.$F$1]" office:value-type="float" office:value="8.3589" calcext:value-type="float">
            <text:p><text:s/>8.36 </text:p>
          </table:table-cell>
          <table:table-cell table:formula="of:=EXP([.E36])" office:value-type="float" office:value="4267.99738618523" calcext:value-type="float">
            <text:p>4268.0</text:p>
          </table:table-cell>
          <table:table-cell table:style-name="ce5" table:formula="of:=[.F36]*[.$G$1]" office:value-type="float" office:value="341.439790894818" calcext:value-type="float">
            <text:p>341</text:p>
          </table:table-cell>
          <table:table-cell table:number-columns-repeated="1017"/>
        </table:table-row>
        <table:table-row table:style-name="ro1">
          <table:table-cell office:value-type="date" office:date-value="2020-04-11" calcext:value-type="date">
            <text:p>11-Apr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B37]*[.$E$1]+[.$F$1]" office:value-type="float" office:value="8.5432" calcext:value-type="float">
            <text:p><text:s/>8.54 </text:p>
          </table:table-cell>
          <table:table-cell table:formula="of:=EXP([.E37])" office:value-type="float" office:value="5131.73968212774" calcext:value-type="float">
            <text:p>5131.7</text:p>
          </table:table-cell>
          <table:table-cell table:style-name="ce5" table:formula="of:=[.F37]*[.$G$1]" office:value-type="float" office:value="410.539174570219" calcext:value-type="float">
            <text:p>411</text:p>
          </table:table-cell>
          <table:table-cell table:number-columns-repeated="1017"/>
        </table:table-row>
        <table:table-row table:style-name="ro1">
          <table:table-cell office:value-type="date" office:date-value="2020-04-12" calcext:value-type="date">
            <text:p>12-Apr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B38]*[.$E$1]+[.$F$1]" office:value-type="float" office:value="8.7275" calcext:value-type="float">
            <text:p><text:s/>8.73 </text:p>
          </table:table-cell>
          <table:table-cell table:formula="of:=EXP([.E38])" office:value-type="float" office:value="6170.28310522531" calcext:value-type="float">
            <text:p>6170.3</text:p>
          </table:table-cell>
          <table:table-cell table:style-name="ce5" table:formula="of:=[.F38]*[.$G$1]" office:value-type="float" office:value="493.622648418025" calcext:value-type="float">
            <text:p>494</text:p>
          </table:table-cell>
          <table:table-cell table:number-columns-repeated="1017"/>
        </table:table-row>
        <table:table-row table:style-name="ro1">
          <table:table-cell office:value-type="date" office:date-value="2020-04-13" calcext:value-type="date">
            <text:p>13-Apr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B39]*[.$E$1]+[.$F$1]" office:value-type="float" office:value="8.9118" calcext:value-type="float">
            <text:p><text:s/>8.91 </text:p>
          </table:table-cell>
          <table:table-cell table:formula="of:=EXP([.E39])" office:value-type="float" office:value="7419.00329263063" calcext:value-type="float">
            <text:p>7419.0</text:p>
          </table:table-cell>
          <table:table-cell table:style-name="ce5" table:formula="of:=[.F39]*[.$G$1]" office:value-type="float" office:value="593.520263410451" calcext:value-type="float">
            <text:p>594</text:p>
          </table:table-cell>
          <table:table-cell table:number-columns-repeated="1017"/>
        </table:table-row>
        <table:table-row table:style-name="ro1">
          <table:table-cell office:value-type="date" office:date-value="2020-04-14" calcext:value-type="date">
            <text:p>14-Ap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B40]*[.$E$1]+[.$F$1]" office:value-type="float" office:value="9.0961" calcext:value-type="float">
            <text:p><text:s/>9.10 </text:p>
          </table:table-cell>
          <table:table-cell table:formula="of:=EXP([.E40])" office:value-type="float" office:value="8920.43507848969" calcext:value-type="float">
            <text:p>8920.4</text:p>
          </table:table-cell>
          <table:table-cell table:style-name="ce5" table:formula="of:=[.F40]*[.$G$1]" office:value-type="float" office:value="713.634806279176" calcext:value-type="float">
            <text:p>714</text:p>
          </table:table-cell>
          <table:table-cell table:number-columns-repeated="1017"/>
        </table:table-row>
        <table:table-row table:style-name="ro1">
          <table:table-cell office:value-type="date" office:date-value="2020-04-15" calcext:value-type="date">
            <text:p>15-Ap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41]*[.$E$1]+[.$F$1]" office:value-type="float" office:value="9.2804" calcext:value-type="float">
            <text:p><text:s/>9.28 </text:p>
          </table:table-cell>
          <table:table-cell table:formula="of:=EXP([.E41])" office:value-type="float" office:value="10725.7213470428" calcext:value-type="float">
            <text:p>10725.7</text:p>
          </table:table-cell>
          <table:table-cell table:style-name="ce5" table:formula="of:=[.F41]*[.$G$1]" office:value-type="float" office:value="858.057707763426" calcext:value-type="float">
            <text:p>858</text:p>
          </table:table-cell>
          <table:table-cell table:number-columns-repeated="1017"/>
        </table:table-row>
        <table:table-row table:style-name="ro1">
          <table:table-cell office:value-type="date" office:date-value="2020-04-16" calcext:value-type="date">
            <text:p>16-Ap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B42]*[.$E$1]+[.$F$1]" office:value-type="float" office:value="9.4647" calcext:value-type="float">
            <text:p><text:s/>9.46 </text:p>
          </table:table-cell>
          <table:table-cell table:formula="of:=EXP([.E42])" office:value-type="float" office:value="12896.3550995192" calcext:value-type="float">
            <text:p>12896.4</text:p>
          </table:table-cell>
          <table:table-cell table:style-name="ce5" table:formula="of:=[.F42]*[.$G$1]" office:value-type="float" office:value="1031.70840796153" calcext:value-type="float">
            <text:p>1032</text:p>
          </table:table-cell>
          <table:table-cell table:number-columns-repeated="1017"/>
        </table:table-row>
        <table:table-row table:style-name="ro1">
          <table:table-cell office:value-type="date" office:date-value="2020-04-17" calcext:value-type="date">
            <text:p>17-Apr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B43]*[.$E$1]+[.$F$1]" office:value-type="float" office:value="9.649" calcext:value-type="float">
            <text:p><text:s/>9.65 </text:p>
          </table:table-cell>
          <table:table-cell table:formula="of:=EXP([.E43])" office:value-type="float" office:value="15506.2740744005" calcext:value-type="float">
            <text:p>15506.3</text:p>
          </table:table-cell>
          <table:table-cell table:style-name="ce5" table:formula="of:=[.F43]*[.$G$1]" office:value-type="float" office:value="1240.50192595204" calcext:value-type="float">
            <text:p>1241</text:p>
          </table:table-cell>
          <table:table-cell table:number-columns-repeated="1017"/>
        </table:table-row>
        <table:table-row table:style-name="ro1">
          <table:table-cell office:value-type="date" office:date-value="2020-04-18" calcext:value-type="date">
            <text:p>18-Apr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44]*[.$E$1]+[.$F$1]" office:value-type="float" office:value="9.8333" calcext:value-type="float">
            <text:p><text:s/>9.83 </text:p>
          </table:table-cell>
          <table:table-cell table:formula="of:=EXP([.E44])" office:value-type="float" office:value="18644.379269565" calcext:value-type="float">
            <text:p>18644.4</text:p>
          </table:table-cell>
          <table:table-cell table:style-name="ce5" table:formula="of:=[.F44]*[.$G$1]" office:value-type="float" office:value="1491.5503415652" calcext:value-type="float">
            <text:p>1492</text:p>
          </table:table-cell>
          <table:table-cell table:number-columns-repeated="1017"/>
        </table:table-row>
        <table:table-row table:style-name="ro1">
          <table:table-cell office:value-type="date" office:date-value="2020-04-19" calcext:value-type="date">
            <text:p>19-Apr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B45]*[.$E$1]+[.$F$1]" office:value-type="float" office:value="10.0176" calcext:value-type="float">
            <text:p><text:s/>10.02 </text:p>
          </table:table-cell>
          <table:table-cell table:formula="of:=EXP([.E45])" office:value-type="float" office:value="22417.5631540826" calcext:value-type="float">
            <text:p>22417.6</text:p>
          </table:table-cell>
          <table:table-cell table:style-name="ce5" table:formula="of:=[.F45]*[.$G$1]" office:value-type="float" office:value="1793.40505232661" calcext:value-type="float">
            <text:p>1793</text:p>
          </table:table-cell>
          <table:table-cell table:number-columns-repeated="1017"/>
        </table:table-row>
        <table:table-row table:style-name="ro1">
          <table:table-cell office:value-type="date" office:date-value="2020-04-20" calcext:value-type="date">
            <text:p>20-Apr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46]*[.$E$1]+[.$F$1]" office:value-type="float" office:value="10.2019" calcext:value-type="float">
            <text:p><text:s/>10.20 </text:p>
          </table:table-cell>
          <table:table-cell table:formula="of:=EXP([.E46])" office:value-type="float" office:value="26954.3507188591" calcext:value-type="float">
            <text:p>26954.4</text:p>
          </table:table-cell>
          <table:table-cell table:style-name="ce5" table:formula="of:=[.F46]*[.$G$1]" office:value-type="float" office:value="2156.34805750873" calcext:value-type="float">
            <text:p>2156</text:p>
          </table:table-cell>
          <table:table-cell table:number-columns-repeated="1017"/>
        </table:table-row>
        <table:table-row table:style-name="ro1">
          <table:table-cell office:value-type="date" office:date-value="2020-04-21" calcext:value-type="date">
            <text:p>21-Apr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B47]*[.$E$1]+[.$F$1]" office:value-type="float" office:value="10.3862" calcext:value-type="float">
            <text:p><text:s/>10.39 </text:p>
          </table:table-cell>
          <table:table-cell table:formula="of:=EXP([.E47])" office:value-type="float" office:value="32409.2773903012" calcext:value-type="float">
            <text:p>32409.3</text:p>
          </table:table-cell>
          <table:table-cell table:style-name="ce5" table:formula="of:=[.F47]*[.$G$1]" office:value-type="float" office:value="2592.7421912241" calcext:value-type="float">
            <text:p>2593</text:p>
          </table:table-cell>
          <table:table-cell table:number-columns-repeated="1017"/>
        </table:table-row>
        <table:table-row table:style-name="ro1">
          <table:table-cell office:value-type="date" office:date-value="2020-04-22" calcext:value-type="date">
            <text:p>22-Apr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B48]*[.$E$1]+[.$F$1]" office:value-type="float" office:value="10.5705" calcext:value-type="float">
            <text:p><text:s/>10.57 </text:p>
          </table:table-cell>
          <table:table-cell table:formula="of:=EXP([.E48])" office:value-type="float" office:value="38968.1529307468" calcext:value-type="float">
            <text:p>38968.2</text:p>
          </table:table-cell>
          <table:table-cell table:style-name="ce5" table:formula="of:=[.F48]*[.$G$1]" office:value-type="float" office:value="3117.45223445975" calcext:value-type="float">
            <text:p>3117</text:p>
          </table:table-cell>
          <table:table-cell table:number-columns-repeated="1017"/>
        </table:table-row>
        <table:table-row table:style-name="ro1">
          <table:table-cell office:value-type="date" office:date-value="2020-04-23" calcext:value-type="date">
            <text:p>23-Apr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B49]*[.$E$1]+[.$F$1]" office:value-type="float" office:value="10.7548" calcext:value-type="float">
            <text:p><text:s/>10.75 </text:p>
          </table:table-cell>
          <table:table-cell table:formula="of:=EXP([.E49])" office:value-type="float" office:value="46854.3906285461" calcext:value-type="float">
            <text:p>46854.4</text:p>
          </table:table-cell>
          <table:table-cell table:style-name="ce5" table:formula="of:=[.F49]*[.$G$1]" office:value-type="float" office:value="3748.35125028369" calcext:value-type="float">
            <text:p>3748</text:p>
          </table:table-cell>
          <table:table-cell table:number-columns-repeated="1017"/>
        </table:table-row>
        <table:table-row table:style-name="ro1">
          <table:table-cell office:value-type="date" office:date-value="2020-04-24" calcext:value-type="date">
            <text:p>24-Apr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50]*[.$E$1]+[.$F$1]" office:value-type="float" office:value="10.9391" calcext:value-type="float">
            <text:p><text:s/>10.94 </text:p>
          </table:table-cell>
          <table:table-cell table:formula="of:=EXP([.E50])" office:value-type="float" office:value="56336.6173673634" calcext:value-type="float">
            <text:p>56336.6</text:p>
          </table:table-cell>
          <table:table-cell table:style-name="ce5" table:formula="of:=[.F50]*[.$G$1]" office:value-type="float" office:value="4506.92938938907" calcext:value-type="float">
            <text:p>4507</text:p>
          </table:table-cell>
          <table:table-cell table:number-columns-repeated="1017"/>
        </table:table-row>
        <table:table-row table:style-name="ro1">
          <table:table-cell office:value-type="date" office:date-value="2020-04-25" calcext:value-type="date">
            <text:p>25-Apr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B51]*[.$E$1]+[.$F$1]" office:value-type="float" office:value="11.1234" calcext:value-type="float">
            <text:p><text:s/>11.12 </text:p>
          </table:table-cell>
          <table:table-cell table:formula="of:=EXP([.E51])" office:value-type="float" office:value="67737.8237945338" calcext:value-type="float">
            <text:p>67737.8</text:p>
          </table:table-cell>
          <table:table-cell table:style-name="ce5" table:formula="of:=[.F51]*[.$G$1]" office:value-type="float" office:value="5419.0259035627" calcext:value-type="float">
            <text:p>5419</text:p>
          </table:table-cell>
          <table:table-cell table:number-columns-repeated="1017"/>
        </table:table-row>
        <table:table-row table:style-name="ro1">
          <table:table-cell office:value-type="date" office:date-value="2020-04-26" calcext:value-type="date">
            <text:p>26-Ap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52]*[.$E$1]+[.$F$1]" office:value-type="float" office:value="11.3077" calcext:value-type="float">
            <text:p><text:s/>11.31 </text:p>
          </table:table-cell>
          <table:table-cell table:formula="of:=EXP([.E52])" office:value-type="float" office:value="81446.3662682993" calcext:value-type="float">
            <text:p>81446.4</text:p>
          </table:table-cell>
          <table:table-cell table:style-name="ce5" table:formula="of:=[.F52]*[.$G$1]" office:value-type="float" office:value="6515.70930146394" calcext:value-type="float">
            <text:p>6516</text:p>
          </table:table-cell>
          <table:table-cell table:number-columns-repeated="1017"/>
        </table:table-row>
        <table:table-row table:style-name="ro1">
          <table:table-cell office:value-type="date" office:date-value="2020-04-27" calcext:value-type="date">
            <text:p>27-Apr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B53]*[.$E$1]+[.$F$1]" office:value-type="float" office:value="11.492" calcext:value-type="float">
            <text:p><text:s/>11.49 </text:p>
          </table:table-cell>
          <table:table-cell table:formula="of:=EXP([.E53])" office:value-type="float" office:value="97929.1953404216" calcext:value-type="float">
            <text:p>97929.2</text:p>
          </table:table-cell>
          <table:table-cell table:style-name="ce5" table:formula="of:=[.F53]*[.$G$1]" office:value-type="float" office:value="7834.33562723373" calcext:value-type="float">
            <text:p>7834</text:p>
          </table:table-cell>
          <table:table-cell table:number-columns-repeated="1017"/>
        </table:table-row>
        <table:table-row table:style-name="ro1">
          <table:table-cell office:value-type="date" office:date-value="2020-04-28" calcext:value-type="date">
            <text:p>28-Apr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B54]*[.$E$1]+[.$F$1]" office:value-type="float" office:value="11.6763" calcext:value-type="float">
            <text:p><text:s/>11.68 </text:p>
          </table:table-cell>
          <table:table-cell table:formula="of:=EXP([.E54])" office:value-type="float" office:value="117747.761372568" calcext:value-type="float">
            <text:p>117747.8</text:p>
          </table:table-cell>
          <table:table-cell table:style-name="ce5" table:formula="of:=[.F54]*[.$G$1]" office:value-type="float" office:value="9419.82090980542" calcext:value-type="float">
            <text:p>9420</text:p>
          </table:table-cell>
          <table:table-cell table:number-columns-repeated="1017"/>
        </table:table-row>
        <table:table-row table:style-name="ro1">
          <table:table-cell office:value-type="date" office:date-value="2020-04-29" calcext:value-type="date">
            <text:p>29-Ap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B55]*[.$E$1]+[.$F$1]" office:value-type="float" office:value="11.8606" calcext:value-type="float">
            <text:p><text:s/>11.86 </text:p>
          </table:table-cell>
          <table:table-cell table:formula="of:=EXP([.E55])" office:value-type="float" office:value="141577.139075382" calcext:value-type="float">
            <text:p>141577.1</text:p>
          </table:table-cell>
          <table:table-cell table:style-name="ce5" table:formula="of:=[.F55]*[.$G$1]" office:value-type="float" office:value="11326.1711260306" calcext:value-type="float">
            <text:p>11326</text:p>
          </table:table-cell>
          <table:table-cell table:number-columns-repeated="1017"/>
        </table:table-row>
        <table:table-row table:style-name="ro1">
          <table:table-cell office:value-type="date" office:date-value="2020-04-30" calcext:value-type="date">
            <text:p>30-Ap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B56]*[.$E$1]+[.$F$1]" office:value-type="float" office:value="12.0449" calcext:value-type="float">
            <text:p><text:s/>12.04 </text:p>
          </table:table-cell>
          <table:table-cell table:formula="of:=EXP([.E56])" office:value-type="float" office:value="170229.022404497" calcext:value-type="float">
            <text:p>170229.0</text:p>
          </table:table-cell>
          <table:table-cell table:style-name="ce5" table:formula="of:=[.F56]*[.$G$1]" office:value-type="float" office:value="13618.3217923597" calcext:value-type="float">
            <text:p>13618</text:p>
          </table:table-cell>
          <table:table-cell table:number-columns-repeated="1017"/>
        </table:table-row>
        <table:table-row table:style-name="ro1">
          <table:table-cell office:value-type="date" office:date-value="2020-05-01" calcext:value-type="date">
            <text:p>1-May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57]*[.$E$1]+[.$F$1]" office:value-type="float" office:value="12.2292" calcext:value-type="float">
            <text:p><text:s/>12.23 </text:p>
          </table:table-cell>
          <table:table-cell table:formula="of:=EXP([.E57])" office:value-type="float" office:value="204679.373082694" calcext:value-type="float">
            <text:p>204679.4</text:p>
          </table:table-cell>
          <table:table-cell table:style-name="ce5" table:formula="of:=[.F57]*[.$G$1]" office:value-type="float" office:value="16374.3498466155" calcext:value-type="float">
            <text:p>16374</text:p>
          </table:table-cell>
          <table:table-cell table:number-columns-repeated="1017"/>
        </table:table-row>
        <table:table-row table:style-name="ro1">
          <table:table-cell office:value-type="date" office:date-value="2020-05-02" calcext:value-type="date">
            <text:p>2-May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B58]*[.$E$1]+[.$F$1]" office:value-type="float" office:value="12.4135" calcext:value-type="float">
            <text:p><text:s/>12.41 </text:p>
          </table:table-cell>
          <table:table-cell table:formula="of:=EXP([.E58])" office:value-type="float" office:value="246101.664532722" calcext:value-type="float">
            <text:p>246101.7</text:p>
          </table:table-cell>
          <table:table-cell table:style-name="ce5" table:formula="of:=[.F58]*[.$G$1]" office:value-type="float" office:value="19688.1331626177" calcext:value-type="float">
            <text:p>19688</text:p>
          </table:table-cell>
          <table:table-cell table:number-columns-repeated="1017"/>
        </table:table-row>
        <table:table-row table:style-name="ro1">
          <table:table-cell office:value-type="date" office:date-value="2020-05-03" calcext:value-type="date">
            <text:p>3-May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B59]*[.$E$1]+[.$F$1]" office:value-type="float" office:value="12.5978" calcext:value-type="float">
            <text:p><text:s/>12.60 </text:p>
          </table:table-cell>
          <table:table-cell table:formula="of:=EXP([.E59])" office:value-type="float" office:value="295906.853600271" calcext:value-type="float">
            <text:p>295906.9</text:p>
          </table:table-cell>
          <table:table-cell table:style-name="ce5" table:formula="of:=[.F59]*[.$G$1]" office:value-type="float" office:value="23672.5482880217" calcext:value-type="float">
            <text:p>23673</text:p>
          </table:table-cell>
          <table:table-cell table:number-columns-repeated="1017"/>
        </table:table-row>
        <table:table-row table:style-name="ro1">
          <table:table-cell office:value-type="date" office:date-value="2020-05-04" calcext:value-type="date">
            <text:p>4-May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B60]*[.$E$1]+[.$F$1]" office:value-type="float" office:value="12.7821" calcext:value-type="float">
            <text:p><text:s/>12.78 </text:p>
          </table:table-cell>
          <table:table-cell table:formula="of:=EXP([.E60])" office:value-type="float" office:value="355791.441613637" calcext:value-type="float">
            <text:p>355791.4</text:p>
          </table:table-cell>
          <table:table-cell table:style-name="ce5" table:formula="of:=[.F60]*[.$G$1]" office:value-type="float" office:value="28463.315329091" calcext:value-type="float">
            <text:p>28463</text:p>
          </table:table-cell>
          <table:table-cell table:number-columns-repeated="1017"/>
        </table:table-row>
        <table:table-row table:style-name="ro1">
          <table:table-cell office:value-type="date" office:date-value="2020-05-05" calcext:value-type="date">
            <text:p>5-May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B61]*[.$E$1]+[.$F$1]" office:value-type="float" office:value="12.9664" calcext:value-type="float">
            <text:p><text:s/>12.97 </text:p>
          </table:table-cell>
          <table:table-cell table:formula="of:=EXP([.E61])" office:value-type="float" office:value="427795.261871536" calcext:value-type="float">
            <text:p>427795.3</text:p>
          </table:table-cell>
          <table:table-cell table:style-name="ce5" table:formula="of:=[.F61]*[.$G$1]" office:value-type="float" office:value="34223.6209497229" calcext:value-type="float">
            <text:p>34224</text:p>
          </table:table-cell>
          <table:table-cell table:number-columns-repeated="1017"/>
        </table:table-row>
        <table:table-row table:style-name="ro1">
          <table:table-cell office:value-type="date" office:date-value="2020-05-06" calcext:value-type="date">
            <text:p>6-May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B62]*[.$E$1]+[.$F$1]" office:value-type="float" office:value="13.1507" calcext:value-type="float">
            <text:p><text:s/>13.15 </text:p>
          </table:table-cell>
          <table:table-cell table:formula="of:=EXP([.E62])" office:value-type="float" office:value="514370.961959421" calcext:value-type="float">
            <text:p>514371.0</text:p>
          </table:table-cell>
          <table:table-cell table:style-name="ce5" table:formula="of:=[.F62]*[.$G$1]" office:value-type="float" office:value="41149.6769567537" calcext:value-type="float">
            <text:p>41150</text:p>
          </table:table-cell>
          <table:table-cell table:number-columns-repeated="1017"/>
        </table:table-row>
        <table:table-row table:style-name="ro1">
          <table:table-cell office:value-type="date" office:date-value="2020-05-07" calcext:value-type="date">
            <text:p>7-May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B63]*[.$E$1]+[.$F$1]" office:value-type="float" office:value="13.335" calcext:value-type="float">
            <text:p><text:s/>13.34 </text:p>
          </table:table-cell>
          <table:table-cell table:formula="of:=EXP([.E63])" office:value-type="float" office:value="618467.547652529" calcext:value-type="float">
            <text:p>618467.5</text:p>
          </table:table-cell>
          <table:table-cell table:style-name="ce5" table:formula="of:=[.F63]*[.$G$1]" office:value-type="float" office:value="49477.4038122023" calcext:value-type="float">
            <text:p>49477</text:p>
          </table:table-cell>
          <table:table-cell table:number-columns-repeated="1017"/>
        </table:table-row>
        <table:table-row table:style-name="ro1">
          <table:table-cell office:value-type="date" office:date-value="2020-05-08" calcext:value-type="date">
            <text:p>8-May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B64]*[.$E$1]+[.$F$1]" office:value-type="float" office:value="13.5193" calcext:value-type="float">
            <text:p><text:s/>13.52 </text:p>
          </table:table-cell>
          <table:table-cell table:formula="of:=EXP([.E64])" office:value-type="float" office:value="743630.834140107" calcext:value-type="float">
            <text:p>743630.8</text:p>
          </table:table-cell>
          <table:table-cell table:style-name="ce5" table:formula="of:=[.F64]*[.$G$1]" office:value-type="float" office:value="59490.4667312085" calcext:value-type="float">
            <text:p>59490</text:p>
          </table:table-cell>
          <table:table-cell table:number-columns-repeated="1017"/>
        </table:table-row>
        <table:table-row table:style-name="ro1">
          <table:table-cell office:value-type="date" office:date-value="2020-05-09" calcext:value-type="date">
            <text:p>9-May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B65]*[.$E$1]+[.$F$1]" office:value-type="float" office:value="13.7036" calcext:value-type="float">
            <text:p><text:s/>13.70 </text:p>
          </table:table-cell>
          <table:table-cell table:formula="of:=EXP([.E65])" office:value-type="float" office:value="894124.226215008" calcext:value-type="float">
            <text:p>894124.2</text:p>
          </table:table-cell>
          <table:table-cell table:style-name="ce5" table:formula="of:=[.F65]*[.$G$1]" office:value-type="float" office:value="71529.9380972006" calcext:value-type="float">
            <text:p>71530</text:p>
          </table:table-cell>
          <table:table-cell table:number-columns-repeated="1017"/>
        </table:table-row>
        <table:table-row table:style-name="ro1">
          <table:table-cell office:value-type="date" office:date-value="2020-05-10" calcext:value-type="date">
            <text:p>10-May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B66]*[.$E$1]+[.$F$1]" office:value-type="float" office:value="13.8879" calcext:value-type="float">
            <text:p><text:s/>13.89 </text:p>
          </table:table-cell>
          <table:table-cell table:formula="of:=EXP([.E66])" office:value-type="float" office:value="1075073.94153315" calcext:value-type="float">
            <text:p>1075073.9</text:p>
          </table:table-cell>
          <table:table-cell table:style-name="ce5" table:formula="of:=[.F66]*[.$G$1]" office:value-type="float" office:value="86005.9153226517" calcext:value-type="float">
            <text:p>86006</text:p>
          </table:table-cell>
          <table:table-cell table:number-columns-repeated="101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o al 20-marzo" table:style-name="ta1">
        <office:forms form:automatic-focus="false" form:apply-design-mode="false"/>
        <table:table-column table:style-name="co1" table:default-cell-style-name="ce26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ce18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number-columns-repeated="4"/>
          <table:table-cell table:style-name="ce12" office:value-type="float" office:value="0.1961" calcext:value-type="float">
            <text:p><text:s/>0.1961 </text:p>
          </table:table-cell>
          <table:table-cell table:style-name="ce16" office:value-type="float" office:value="2.0427" calcext:value-type="float">
            <text:p>2.0427</text:p>
          </table:table-cell>
          <table:table-cell table:style-name="ce21" office:value-type="percentage" office:value="0.08" calcext:value-type="percentage">
            <text:p>8%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fecha</text:p>
          </table:table-cell>
          <table:table-cell table:style-name="ce6" office:value-type="string" calcext:value-type="string">
            <text:p>día</text:p>
          </table:table-cell>
          <table:table-cell table:style-name="ce9" office:value-type="string" calcext:value-type="string">
            <text:p>casos detectados</text:p>
          </table:table-cell>
          <table:table-cell table:style-name="ce9" office:value-type="string" calcext:value-type="string">
            <text:p>ln(casos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9" office:value-type="string" calcext:value-type="string">
            <text:p>predicción de graves (8%)</text:p>
          </table:table-cell>
          <table:table-cell table:style-name="ce9"/>
          <table:table-cell table:style-name="ce24" office:value-type="string" calcext:value-type="string">
            <text:p>Modelo predictivo</text:p>
          </table:table-cell>
          <table:table-cell table:style-name="ce9" table:number-columns-repeated="1015"/>
        </table:table-row>
        <table:table-row table:style-name="ro1">
          <table:table-cell office:value-type="date" office:date-value="2020-03-08" calcext:value-type="date">
            <text:p>8-Ma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N([.C3])" office:value-type="float" office:value="2.19722457733622" calcext:value-type="float">
            <text:p>2.19722457733622</text:p>
          </table:table-cell>
          <table:table-cell table:formula="of:=[.B3]*[.$E$1]+[.$F$1]" office:value-type="float" office:value="2.2388" calcext:value-type="float">
            <text:p><text:s/>2.24 </text:p>
          </table:table-cell>
          <table:table-cell table:formula="of:=EXP([.E3])" office:value-type="float" office:value="9.38206605039191" calcext:value-type="float">
            <text:p>9.4</text:p>
          </table:table-cell>
          <table:table-cell table:number-columns-repeated="2"/>
          <table:table-cell>
            <draw:frame table:end-cell-address="'modelo al 20-marzo'.Q19" table:end-x="4.82pt" table:end-y="7.37pt" draw:z-index="0" draw:name="Chart 4" draw:style-name="gr1" draw:text-style-name="P1" svg:width="479.91pt" svg:height="240.35pt" svg:x="2.92pt" svg:y="3.43pt">
              <draw:object draw:notify-on-update-of-ranges="'modelo al 20-marzo'.B3:'modelo al 20-marzo'.B15 'modelo al 20-marzo'.D2:'modelo al 20-marzo'.D2 'modelo al 20-marzo'.D3:'modelo al 20-marzo'.D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3">
          <table:table-cell office:value-type="date" office:date-value="2020-03-09" calcext:value-type="date">
            <text:p>9-Mar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3]+[.D5])/2" office:value-type="float" office:value="2.38108696739888" calcext:value-type="float">
            <text:p>2.38108696739888</text:p>
          </table:table-cell>
          <table:table-cell table:formula="of:=[.B4]*[.$E$1]+[.$F$1]" office:value-type="float" office:value="2.4349" calcext:value-type="float">
            <text:p><text:s/>2.43 </text:p>
          </table:table-cell>
          <table:table-cell table:formula="of:=EXP([.E4])" office:value-type="float" office:value="11.4146771885728" calcext:value-type="float">
            <text:p>11.4</text:p>
          </table:table-cell>
          <table:table-cell table:number-columns-repeated="1018"/>
        </table:table-row>
        <table:table-row table:style-name="ro1">
          <table:table-cell office:value-type="date" office:date-value="2020-03-10" calcext:value-type="date">
            <text:p>10-Ma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LN([.C5])" office:value-type="float" office:value="2.56494935746154" calcext:value-type="float">
            <text:p>2.56494935746154</text:p>
          </table:table-cell>
          <table:table-cell table:formula="of:=[.B5]*[.$E$1]+[.$F$1]" office:value-type="float" office:value="2.631" calcext:value-type="float">
            <text:p><text:s/>2.63 </text:p>
          </table:table-cell>
          <table:table-cell table:formula="of:=EXP([.E5])" office:value-type="float" office:value="13.8876506112299" calcext:value-type="float">
            <text:p>13.9</text:p>
          </table:table-cell>
          <table:table-cell table:number-columns-repeated="1018"/>
        </table:table-row>
        <table:table-row table:style-name="ro1">
          <table:table-cell office:value-type="date" office:date-value="2020-03-11" calcext:value-type="date">
            <text:p>11-Ma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LN([.C6])" office:value-type="float" office:value="3.09104245335832" calcext:value-type="float">
            <text:p>3.09104245335832</text:p>
          </table:table-cell>
          <table:table-cell table:formula="of:=[.B6]*[.$E$1]+[.$F$1]" office:value-type="float" office:value="2.8271" calcext:value-type="float">
            <text:p><text:s/>2.83 </text:p>
          </table:table-cell>
          <table:table-cell table:formula="of:=EXP([.E6])" office:value-type="float" office:value="16.896390174982" calcext:value-type="float">
            <text:p>16.9</text:p>
          </table:table-cell>
          <table:table-cell table:number-columns-repeated="1018"/>
        </table:table-row>
        <table:table-row table:style-name="ro1">
          <table:table-cell office:value-type="date" office:date-value="2020-03-12" calcext:value-type="date">
            <text:p>12-Mar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LN([.C7])" office:value-type="float" office:value="3.13549421592915" calcext:value-type="float">
            <text:p>3.13549421592915</text:p>
          </table:table-cell>
          <table:table-cell table:formula="of:=[.B7]*[.$E$1]+[.$F$1]" office:value-type="float" office:value="3.0232" calcext:value-type="float">
            <text:p><text:s/>3.02 </text:p>
          </table:table-cell>
          <table:table-cell table:formula="of:=EXP([.E7])" office:value-type="float" office:value="20.5569688449951" calcext:value-type="float">
            <text:p>20.6</text:p>
          </table:table-cell>
          <table:table-cell table:number-columns-repeated="1018"/>
        </table:table-row>
        <table:table-row table:style-name="ro1">
          <table:table-cell office:value-type="date" office:date-value="2020-03-13" calcext:value-type="date">
            <text:p>13-Mar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D7]+[.D9])/2" office:value-type="float" office:value="3.21566554096674" calcext:value-type="float">
            <text:p>3.21566554096674</text:p>
          </table:table-cell>
          <table:table-cell table:formula="of:=[.B8]*[.$E$1]+[.$F$1]" office:value-type="float" office:value="3.2193" calcext:value-type="float">
            <text:p><text:s/>3.22 </text:p>
          </table:table-cell>
          <table:table-cell table:formula="of:=EXP([.E8])" office:value-type="float" office:value="25.0106066276698" calcext:value-type="float">
            <text:p>25.0</text:p>
          </table:table-cell>
          <table:table-cell table:number-columns-repeated="1018"/>
        </table:table-row>
        <table:table-row table:style-name="ro1">
          <table:table-cell office:value-type="date" office:date-value="2020-03-14" calcext:value-type="date">
            <text:p>14-Mar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LN([.C9])" office:value-type="float" office:value="3.29583686600433" calcext:value-type="float">
            <text:p>3.29583686600433</text:p>
          </table:table-cell>
          <table:table-cell table:formula="of:=[.B9]*[.$E$1]+[.$F$1]" office:value-type="float" office:value="3.4154" calcext:value-type="float">
            <text:p><text:s/>3.42 </text:p>
          </table:table-cell>
          <table:table-cell table:formula="of:=EXP([.E9])" office:value-type="float" office:value="30.4291186410167" calcext:value-type="float">
            <text:p>30.4</text:p>
          </table:table-cell>
          <table:table-cell table:number-columns-repeated="1018"/>
        </table:table-row>
        <table:table-row table:style-name="ro1">
          <table:table-cell office:value-type="date" office:date-value="2020-03-15" calcext:value-type="date">
            <text:p>15-Mar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LN([.C10])" office:value-type="float" office:value="3.55534806148941" calcext:value-type="float">
            <text:p>3.55534806148941</text:p>
          </table:table-cell>
          <table:table-cell table:formula="of:=[.B10]*[.$E$1]+[.$F$1]" office:value-type="float" office:value="3.6115" calcext:value-type="float">
            <text:p><text:s/>3.61 </text:p>
          </table:table-cell>
          <table:table-cell table:formula="of:=EXP([.E10])" office:value-type="float" office:value="37.0215435016554" calcext:value-type="float">
            <text:p>37.0</text:p>
          </table:table-cell>
          <table:table-cell table:number-columns-repeated="1018"/>
        </table:table-row>
        <table:table-row table:style-name="ro1">
          <table:table-cell office:value-type="date" office:date-value="2020-03-16" calcext:value-type="date">
            <text:p>16-Mar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LN([.C11])" office:value-type="float" office:value="3.71357206670431" calcext:value-type="float">
            <text:p>3.71357206670431</text:p>
          </table:table-cell>
          <table:table-cell table:formula="of:=[.B11]*[.$E$1]+[.$F$1]" office:value-type="float" office:value="3.8076" calcext:value-type="float">
            <text:p><text:s/>3.81 </text:p>
          </table:table-cell>
          <table:table-cell table:formula="of:=EXP([.E11])" office:value-type="float" office:value="45.0422077423393" calcext:value-type="float">
            <text:p>45.0</text:p>
          </table:table-cell>
          <table:table-cell table:number-columns-repeated="1018"/>
        </table:table-row>
        <table:table-row table:style-name="ro1">
          <table:table-cell office:value-type="date" office:date-value="2020-03-17" calcext:value-type="date">
            <text:p>17-Mar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LN([.C12])" office:value-type="float" office:value="3.91202300542815" calcext:value-type="float">
            <text:p>3.91202300542815</text:p>
          </table:table-cell>
          <table:table-cell table:formula="of:=[.B12]*[.$E$1]+[.$F$1]" office:value-type="float" office:value="4.0037" calcext:value-type="float">
            <text:p><text:s/>4.00 </text:p>
          </table:table-cell>
          <table:table-cell table:formula="of:=EXP([.E12])" office:value-type="float" office:value="54.8005373739572" calcext:value-type="float">
            <text:p>54.8</text:p>
          </table:table-cell>
          <table:table-cell table:style-name="ce5" table:formula="of:=[.F12]*[.$G$1]" office:value-type="float" office:value="4.38404298991658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date" office:date-value="2020-03-18" calcext:value-type="date">
            <text:p>18-Mar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LN([.C13])" office:value-type="float" office:value="4.23410650459726" calcext:value-type="float">
            <text:p>4.23410650459726</text:p>
          </table:table-cell>
          <table:table-cell table:formula="of:=[.B13]*[.$E$1]+[.$F$1]" office:value-type="float" office:value="4.1998" calcext:value-type="float">
            <text:p><text:s/>4.20 </text:p>
          </table:table-cell>
          <table:table-cell table:formula="of:=EXP([.E13])" office:value-type="float" office:value="66.6729951083547" calcext:value-type="float">
            <text:p>66.7</text:p>
          </table:table-cell>
          <table:table-cell table:style-name="ce5" table:formula="of:=[.F13]*[.$G$1]" office:value-type="float" office:value="5.33383960866837" calcext:value-type="float">
            <text:p>5</text:p>
          </table:table-cell>
          <table:table-cell table:number-columns-repeated="1017"/>
        </table:table-row>
        <table:table-row table:style-name="ro3">
          <table:table-cell office:value-type="date" office:date-value="2020-03-19" calcext:value-type="date">
            <text:p>19-Mar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formula="of:=LN([.C14])" office:value-type="float" office:value="4.46590811865458" calcext:value-type="float">
            <text:p>4.46590811865458</text:p>
          </table:table-cell>
          <table:table-cell table:formula="of:=[.B14]*[.$E$1]+[.$F$1]" office:value-type="float" office:value="4.3959" calcext:value-type="float">
            <text:p><text:s/>4.40 </text:p>
          </table:table-cell>
          <table:table-cell table:formula="of:=EXP([.E14])" office:value-type="float" office:value="81.1176037633386" calcext:value-type="float">
            <text:p>81.1</text:p>
          </table:table-cell>
          <table:table-cell table:style-name="ce5" table:formula="of:=[.F14]*[.$G$1]" office:value-type="float" office:value="6.48940830106708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20-03-20" calcext:value-type="date">
            <text:p>20-Mar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103" calcext:value-type="float">
            <text:p>103</text:p>
          </table:table-cell>
          <table:table-cell table:formula="of:=LN([.C15])" office:value-type="float" office:value="4.63472898822964" calcext:value-type="float">
            <text:p>4.63472898822964</text:p>
          </table:table-cell>
          <table:table-cell table:style-name="ce14" table:formula="of:=[.B15]*[.$E$1]+[.$F$1]" office:value-type="float" office:value="4.592" calcext:value-type="float">
            <text:p><text:s/>4.59 </text:p>
          </table:table-cell>
          <table:table-cell table:style-name="ce19" table:formula="of:=EXP([.E15])" office:value-type="float" office:value="98.6916161425222" calcext:value-type="float">
            <text:p>98.7</text:p>
          </table:table-cell>
          <table:table-cell table:style-name="ce22" table:formula="of:=[.F15]*[.$G$1]" office:value-type="float" office:value="7.8953292914017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date" office:date-value="2020-03-21" calcext:value-type="date">
            <text:p>21-Mar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B16]*[.$E$1]+[.$F$1]" office:value-type="float" office:value="4.7881" calcext:value-type="float">
            <text:p><text:s/>4.79 </text:p>
          </table:table-cell>
          <table:table-cell table:formula="of:=EXP([.E16])" office:value-type="float" office:value="120.073013069267" calcext:value-type="float">
            <text:p>120.1</text:p>
          </table:table-cell>
          <table:table-cell table:style-name="ce5" table:formula="of:=[.F16]*[.$G$1]" office:value-type="float" office:value="9.60584104554133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date" office:date-value="2020-03-22" calcext:value-type="date">
            <text:p>22-Mar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B17]*[.$E$1]+[.$F$1]" office:value-type="float" office:value="4.9842" calcext:value-type="float">
            <text:p><text:s/>4.98 </text:p>
          </table:table-cell>
          <table:table-cell table:formula="of:=EXP([.E17])" office:value-type="float" office:value="146.086658938807" calcext:value-type="float">
            <text:p>146.1</text:p>
          </table:table-cell>
          <table:table-cell table:style-name="ce5" table:formula="of:=[.F17]*[.$G$1]" office:value-type="float" office:value="11.6869327151045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date" office:date-value="2020-03-23" calcext:value-type="date">
            <text:p>23-Ma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B18]*[.$E$1]+[.$F$1]" office:value-type="float" office:value="5.1803" calcext:value-type="float">
            <text:p><text:s/>5.18 </text:p>
          </table:table-cell>
          <table:table-cell table:formula="of:=EXP([.E18])" office:value-type="float" office:value="177.736123833189" calcext:value-type="float">
            <text:p>177.7</text:p>
          </table:table-cell>
          <table:table-cell table:style-name="ce5" table:formula="of:=[.F18]*[.$G$1]" office:value-type="float" office:value="14.2188899066551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date" office:date-value="2020-03-24" calcext:value-type="date">
            <text:p>24-Mar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B19]*[.$E$1]+[.$F$1]" office:value-type="float" office:value="5.3764" calcext:value-type="float">
            <text:p><text:s/>5.38 </text:p>
          </table:table-cell>
          <table:table-cell table:formula="of:=EXP([.E19])" office:value-type="float" office:value="216.242399851715" calcext:value-type="float">
            <text:p>216.2</text:p>
          </table:table-cell>
          <table:table-cell table:style-name="ce5" table:formula="of:=[.F19]*[.$G$1]" office:value-type="float" office:value="17.2993919881372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date" office:date-value="2020-03-25" calcext:value-type="date">
            <text:p>25-Mar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B20]*[.$E$1]+[.$F$1]" office:value-type="float" office:value="5.5725" calcext:value-type="float">
            <text:p><text:s/>5.57 </text:p>
          </table:table-cell>
          <table:table-cell table:formula="of:=EXP([.E20])" office:value-type="float" office:value="263.091005278789" calcext:value-type="float">
            <text:p>263.1</text:p>
          </table:table-cell>
          <table:table-cell table:style-name="ce5" table:formula="of:=[.F20]*[.$G$1]" office:value-type="float" office:value="21.047280422303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date" office:date-value="2020-03-26" calcext:value-type="date">
            <text:p>26-Mar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B21]*[.$E$1]+[.$F$1]" office:value-type="float" office:value="5.7686" calcext:value-type="float">
            <text:p><text:s/>5.77 </text:p>
          </table:table-cell>
          <table:table-cell table:formula="of:=EXP([.E21])" office:value-type="float" office:value="320.089293802087" calcext:value-type="float">
            <text:p>320.1</text:p>
          </table:table-cell>
          <table:table-cell table:style-name="ce5" table:formula="of:=[.F21]*[.$G$1]" office:value-type="float" office:value="25.6071435041669" calcext:value-type="float">
            <text:p>26</text:p>
          </table:table-cell>
          <table:table-cell/>
          <table:table-cell>
            <draw:frame table:end-cell-address="'modelo al 20-marzo'.P38" table:end-x="27.44pt" table:end-y="10.43pt" draw:z-index="1" draw:name="Chart 5" draw:style-name="gr1" draw:text-style-name="P1" svg:width="442.09pt" svg:height="252.71pt" svg:x="3.6pt" svg:y="11.54pt">
              <draw:object draw:notify-on-update-of-ranges="'modelo al 20-marzo'.A3:'modelo al 20-marzo'.A15 'modelo al 20-marzo'.C2:'modelo al 20-marzo'.C2 'modelo al 20-marzo'.C3:'modelo al 20-marzo'.C15 'modelo al 20-marzo'.A3:'modelo al 20-marzo'.A15 'modelo al 20-marzo'.F2:'modelo al 20-marzo'.F2 'modelo al 20-marzo'.F3:'modelo al 20-marzo'.F1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'modelo al 20-marzo'.Y38" table:end-x="30.61pt" table:end-y="12.44pt" draw:z-index="2" draw:name="Chart 6" draw:style-name="gr1" draw:text-style-name="P1" svg:width="523.11pt" svg:height="253.98pt" svg:x="45.27pt" svg:y="12.27pt">
              <draw:object draw:notify-on-update-of-ranges="'modelo al 20-marzo'.A3:'modelo al 20-marzo'.A32 'modelo al 20-marzo'.C2:'modelo al 20-marzo'.C2 'modelo al 20-marzo'.C3:'modelo al 20-marzo'.C32 'modelo al 20-marzo'.A3:'modelo al 20-marzo'.A32 'modelo al 20-marzo'.F2:'modelo al 20-marzo'.F2 'modelo al 20-marzo'.F3:'modelo al 20-marzo'.F3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office:value-type="date" office:date-value="2020-03-27" calcext:value-type="date">
            <text:p>27-Ma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B22]*[.$E$1]+[.$F$1]" office:value-type="float" office:value="5.9647" calcext:value-type="float">
            <text:p><text:s/>5.96 </text:p>
          </table:table-cell>
          <table:table-cell table:formula="of:=EXP([.E22])" office:value-type="float" office:value="389.436179690552" calcext:value-type="float">
            <text:p>389.4</text:p>
          </table:table-cell>
          <table:table-cell table:style-name="ce5" table:formula="of:=[.F22]*[.$G$1]" office:value-type="float" office:value="31.1548943752442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date" office:date-value="2020-03-28" calcext:value-type="date">
            <text:p>28-Ma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B23]*[.$E$1]+[.$F$1]" office:value-type="float" office:value="6.1608" calcext:value-type="float">
            <text:p><text:s/>6.16 </text:p>
          </table:table-cell>
          <table:table-cell table:formula="of:=EXP([.E23])" office:value-type="float" office:value="473.806968832094" calcext:value-type="float">
            <text:p>473.8</text:p>
          </table:table-cell>
          <table:table-cell table:style-name="ce5" table:formula="of:=[.F23]*[.$G$1]" office:value-type="float" office:value="37.9045575065675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date" office:date-value="2020-03-29" calcext:value-type="date">
            <text:p>29-Mar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B24]*[.$E$1]+[.$F$1]" office:value-type="float" office:value="6.3569" calcext:value-type="float">
            <text:p><text:s/>6.36 </text:p>
          </table:table-cell>
          <table:table-cell table:formula="of:=EXP([.E24])" office:value-type="float" office:value="576.456568293782" calcext:value-type="float">
            <text:p>576.5</text:p>
          </table:table-cell>
          <table:table-cell table:style-name="ce5" table:formula="of:=[.F24]*[.$G$1]" office:value-type="float" office:value="46.116525463502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date" office:date-value="2020-03-30" calcext:value-type="date">
            <text:p>30-Mar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B25]*[.$E$1]+[.$F$1]" office:value-type="float" office:value="6.553" calcext:value-type="float">
            <text:p><text:s/>6.55 </text:p>
          </table:table-cell>
          <table:table-cell table:formula="of:=EXP([.E25])" office:value-type="float" office:value="701.345056085075" calcext:value-type="float">
            <text:p>701.3</text:p>
          </table:table-cell>
          <table:table-cell table:style-name="ce5" table:formula="of:=[.F25]*[.$G$1]" office:value-type="float" office:value="56.10760448680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date" office:date-value="2020-03-31" calcext:value-type="date">
            <text:p>31-Mar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B26]*[.$E$1]+[.$F$1]" office:value-type="float" office:value="6.7491" calcext:value-type="float">
            <text:p><text:s/>6.75 </text:p>
          </table:table-cell>
          <table:table-cell table:formula="of:=EXP([.E26])" office:value-type="float" office:value="853.290455429932" calcext:value-type="float">
            <text:p>853.3</text:p>
          </table:table-cell>
          <table:table-cell table:style-name="ce5" table:formula="of:=[.F26]*[.$G$1]" office:value-type="float" office:value="68.2632364343946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date" office:date-value="2020-04-01" calcext:value-type="date">
            <text:p>1-Apr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27]*[.$E$1]+[.$F$1]" office:value-type="float" office:value="6.9452" calcext:value-type="float">
            <text:p><text:s/>6.95 </text:p>
          </table:table-cell>
          <table:table-cell table:formula="of:=EXP([.E27])" office:value-type="float" office:value="1038.15460736562" calcext:value-type="float">
            <text:p>1038.2</text:p>
          </table:table-cell>
          <table:table-cell table:style-name="ce5" table:formula="of:=[.F27]*[.$G$1]" office:value-type="float" office:value="83.0523685892497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date" office:date-value="2020-04-02" calcext:value-type="date">
            <text:p>2-Apr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B28]*[.$E$1]+[.$F$1]" office:value-type="float" office:value="7.1413" calcext:value-type="float">
            <text:p><text:s/>7.14 </text:p>
          </table:table-cell>
          <table:table-cell table:formula="of:=EXP([.E28])" office:value-type="float" office:value="1263.06931237316" calcext:value-type="float">
            <text:p>1263.1</text:p>
          </table:table-cell>
          <table:table-cell table:style-name="ce5" table:formula="of:=[.F28]*[.$G$1]" office:value-type="float" office:value="101.045544989853" calcext:value-type="float">
            <text:p>101</text:p>
          </table:table-cell>
          <table:table-cell table:number-columns-repeated="1017"/>
        </table:table-row>
        <table:table-row table:style-name="ro1">
          <table:table-cell office:value-type="date" office:date-value="2020-04-03" calcext:value-type="date">
            <text:p>3-Apr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B29]*[.$E$1]+[.$F$1]" office:value-type="float" office:value="7.3374" calcext:value-type="float">
            <text:p><text:s/>7.34 </text:p>
          </table:table-cell>
          <table:table-cell table:formula="of:=EXP([.E29])" office:value-type="float" office:value="1536.71146526729" calcext:value-type="float">
            <text:p>1536.7</text:p>
          </table:table-cell>
          <table:table-cell table:style-name="ce5" table:formula="of:=[.F29]*[.$G$1]" office:value-type="float" office:value="122.936917221383" calcext:value-type="float">
            <text:p>123</text:p>
          </table:table-cell>
          <table:table-cell table:number-columns-repeated="1017"/>
        </table:table-row>
        <table:table-row table:style-name="ro3">
          <table:table-cell table:style-name="ce4" office:value-type="date" office:date-value="2020-04-04" calcext:value-type="date">
            <text:p>4-Apr</text:p>
          </table:table-cell>
          <table:table-cell table:style-name="ce8" office:value-type="float" office:value="28" calcext:value-type="float">
            <text:p>28</text:p>
          </table:table-cell>
          <table:table-cell table:style-name="ce11" table:number-columns-repeated="2"/>
          <table:table-cell table:style-name="ce15" table:formula="of:=[.B30]*[.$E$1]+[.$F$1]" office:value-type="float" office:value="7.5335" calcext:value-type="float">
            <text:p><text:s/>7.53 </text:p>
          </table:table-cell>
          <table:table-cell table:style-name="ce20" table:formula="of:=EXP([.E30])" office:value-type="float" office:value="1869.63779766527" calcext:value-type="float">
            <text:p>1869.6</text:p>
          </table:table-cell>
          <table:table-cell table:style-name="ce23" table:formula="of:=[.F30]*[.$G$1]" office:value-type="float" office:value="149.571023813222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date" office:date-value="2020-04-05" calcext:value-type="date">
            <text:p>5-Ap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B31]*[.$E$1]+[.$F$1]" office:value-type="float" office:value="7.7296" calcext:value-type="float">
            <text:p><text:s/>7.73 </text:p>
          </table:table-cell>
          <table:table-cell table:formula="of:=EXP([.E31])" office:value-type="float" office:value="2274.69214193091" calcext:value-type="float">
            <text:p>2274.7</text:p>
          </table:table-cell>
          <table:table-cell table:style-name="ce5" table:formula="of:=[.F31]*[.$G$1]" office:value-type="float" office:value="181.975371354473" calcext:value-type="float">
            <text:p>182</text:p>
          </table:table-cell>
          <table:table-cell table:number-columns-repeated="1017"/>
        </table:table-row>
        <table:table-row table:style-name="ro1">
          <table:table-cell office:value-type="date" office:date-value="2020-04-06" calcext:value-type="date">
            <text:p>6-Ap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32]*[.$E$1]+[.$F$1]" office:value-type="float" office:value="7.9257" calcext:value-type="float">
            <text:p><text:s/>7.93 </text:p>
          </table:table-cell>
          <table:table-cell table:formula="of:=EXP([.E32])" office:value-type="float" office:value="2767.50092826728" calcext:value-type="float">
            <text:p>2767.5</text:p>
          </table:table-cell>
          <table:table-cell table:style-name="ce5" table:formula="of:=[.F32]*[.$G$1]" office:value-type="float" office:value="221.400074261382" calcext:value-type="float">
            <text:p>221</text:p>
          </table:table-cell>
          <table:table-cell table:number-columns-repeated="1017"/>
        </table:table-row>
        <table:table-row table:style-name="ro1">
          <table:table-cell office:value-type="date" office:date-value="2020-04-07" calcext:value-type="date">
            <text:p>7-Apr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B33]*[.$E$1]+[.$F$1]" office:value-type="float" office:value="8.1218" calcext:value-type="float">
            <text:p><text:s/>8.12 </text:p>
          </table:table-cell>
          <table:table-cell table:formula="of:=EXP([.E33])" office:value-type="float" office:value="3367.07603054308" calcext:value-type="float">
            <text:p>3367.1</text:p>
          </table:table-cell>
          <table:table-cell table:style-name="ce5" table:formula="of:=[.F33]*[.$G$1]" office:value-type="float" office:value="269.366082443446" calcext:value-type="float">
            <text:p>269</text:p>
          </table:table-cell>
          <table:table-cell table:number-columns-repeated="1017"/>
        </table:table-row>
        <table:table-row table:style-name="ro1">
          <table:table-cell office:value-type="date" office:date-value="2020-04-08" calcext:value-type="date">
            <text:p>8-Ap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34]*[.$E$1]+[.$F$1]" office:value-type="float" office:value="8.3179" calcext:value-type="float">
            <text:p><text:s/>8.32 </text:p>
          </table:table-cell>
          <table:table-cell table:formula="of:=EXP([.E34])" office:value-type="float" office:value="4096.54821780164" calcext:value-type="float">
            <text:p>4096.5</text:p>
          </table:table-cell>
          <table:table-cell table:style-name="ce5" table:formula="of:=[.F34]*[.$G$1]" office:value-type="float" office:value="327.723857424131" calcext:value-type="float">
            <text:p>328</text:p>
          </table:table-cell>
          <table:table-cell table:number-columns-repeated="1017"/>
        </table:table-row>
        <table:table-row table:style-name="ro1">
          <table:table-cell office:value-type="date" office:date-value="2020-04-09" calcext:value-type="date">
            <text:p>9-Apr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B35]*[.$E$1]+[.$F$1]" office:value-type="float" office:value="8.514" calcext:value-type="float">
            <text:p><text:s/>8.51 </text:p>
          </table:table-cell>
          <table:table-cell table:formula="of:=EXP([.E35])" office:value-type="float" office:value="4984.05950698627" calcext:value-type="float">
            <text:p>4984.1</text:p>
          </table:table-cell>
          <table:table-cell table:style-name="ce5" table:formula="of:=[.F35]*[.$G$1]" office:value-type="float" office:value="398.724760558902" calcext:value-type="float">
            <text:p>399</text:p>
          </table:table-cell>
          <table:table-cell table:number-columns-repeated="1017"/>
        </table:table-row>
        <table:table-row table:style-name="ro1">
          <table:table-cell office:value-type="date" office:date-value="2020-04-10" calcext:value-type="date">
            <text:p>10-Apr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B36]*[.$E$1]+[.$F$1]" office:value-type="float" office:value="8.7101" calcext:value-type="float">
            <text:p><text:s/>8.71 </text:p>
          </table:table-cell>
          <table:table-cell table:formula="of:=EXP([.E36])" office:value-type="float" office:value="6063.84884260212" calcext:value-type="float">
            <text:p>6063.8</text:p>
          </table:table-cell>
          <table:table-cell table:style-name="ce5" table:formula="of:=[.F36]*[.$G$1]" office:value-type="float" office:value="485.10790740817" calcext:value-type="float">
            <text:p>485</text:p>
          </table:table-cell>
          <table:table-cell table:number-columns-repeated="1017"/>
        </table:table-row>
        <table:table-row table:style-name="ro1">
          <table:table-cell office:value-type="date" office:date-value="2020-04-11" calcext:value-type="date">
            <text:p>11-Apr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B37]*[.$E$1]+[.$F$1]" office:value-type="float" office:value="8.9062" calcext:value-type="float">
            <text:p><text:s/>8.91 </text:p>
          </table:table-cell>
          <table:table-cell table:formula="of:=EXP([.E37])" office:value-type="float" office:value="7377.57298731792" calcext:value-type="float">
            <text:p>7377.6</text:p>
          </table:table-cell>
          <table:table-cell table:style-name="ce5" table:formula="of:=[.F37]*[.$G$1]" office:value-type="float" office:value="590.205838985434" calcext:value-type="float">
            <text:p>590</text:p>
          </table:table-cell>
          <table:table-cell table:number-columns-repeated="1017"/>
        </table:table-row>
        <table:table-row table:style-name="ro1">
          <table:table-cell office:value-type="date" office:date-value="2020-04-12" calcext:value-type="date">
            <text:p>12-Apr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B38]*[.$E$1]+[.$F$1]" office:value-type="float" office:value="9.1023" calcext:value-type="float">
            <text:p><text:s/>9.10 </text:p>
          </table:table-cell>
          <table:table-cell table:formula="of:=EXP([.E38])" office:value-type="float" office:value="8975.91358162001" calcext:value-type="float">
            <text:p>8975.9</text:p>
          </table:table-cell>
          <table:table-cell table:style-name="ce5" table:formula="of:=[.F38]*[.$G$1]" office:value-type="float" office:value="718.073086529601" calcext:value-type="float">
            <text:p>718</text:p>
          </table:table-cell>
          <table:table-cell table:number-columns-repeated="1017"/>
        </table:table-row>
        <table:table-row table:style-name="ro1">
          <table:table-cell office:value-type="date" office:date-value="2020-04-13" calcext:value-type="date">
            <text:p>13-Apr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B39]*[.$E$1]+[.$F$1]" office:value-type="float" office:value="9.2984" calcext:value-type="float">
            <text:p><text:s/>9.30 </text:p>
          </table:table-cell>
          <table:table-cell table:formula="of:=EXP([.E39])" office:value-type="float" office:value="10920.5323706327" calcext:value-type="float">
            <text:p>10920.5</text:p>
          </table:table-cell>
          <table:table-cell table:style-name="ce5" table:formula="of:=[.F39]*[.$G$1]" office:value-type="float" office:value="873.642589650614" calcext:value-type="float">
            <text:p>874</text:p>
          </table:table-cell>
          <table:table-cell table:number-columns-repeated="1017"/>
        </table:table-row>
        <table:table-row table:style-name="ro1">
          <table:table-cell office:value-type="date" office:date-value="2020-04-14" calcext:value-type="date">
            <text:p>14-Ap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B40]*[.$E$1]+[.$F$1]" office:value-type="float" office:value="9.4945" calcext:value-type="float">
            <text:p><text:s/>9.49 </text:p>
          </table:table-cell>
          <table:table-cell table:formula="of:=EXP([.E40])" office:value-type="float" office:value="13286.4500280217" calcext:value-type="float">
            <text:p>13286.5</text:p>
          </table:table-cell>
          <table:table-cell table:style-name="ce5" table:formula="of:=[.F40]*[.$G$1]" office:value-type="float" office:value="1062.91600224174" calcext:value-type="float">
            <text:p>1063</text:p>
          </table:table-cell>
          <table:table-cell table:number-columns-repeated="1017"/>
        </table:table-row>
        <table:table-row table:style-name="ro1">
          <table:table-cell office:value-type="date" office:date-value="2020-04-15" calcext:value-type="date">
            <text:p>15-Ap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41]*[.$E$1]+[.$F$1]" office:value-type="float" office:value="9.6906" calcext:value-type="float">
            <text:p><text:s/>9.69 </text:p>
          </table:table-cell>
          <table:table-cell table:formula="of:=EXP([.E41])" office:value-type="float" office:value="16164.9403486812" calcext:value-type="float">
            <text:p>16164.9</text:p>
          </table:table-cell>
          <table:table-cell table:style-name="ce5" table:formula="of:=[.F41]*[.$G$1]" office:value-type="float" office:value="1293.1952278945" calcext:value-type="float">
            <text:p>1293</text:p>
          </table:table-cell>
          <table:table-cell table:number-columns-repeated="1017"/>
        </table:table-row>
        <table:table-row table:style-name="ro1">
          <table:table-cell office:value-type="date" office:date-value="2020-04-16" calcext:value-type="date">
            <text:p>16-Ap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B42]*[.$E$1]+[.$F$1]" office:value-type="float" office:value="9.8867" calcext:value-type="float">
            <text:p><text:s/>9.89 </text:p>
          </table:table-cell>
          <table:table-cell table:formula="of:=EXP([.E42])" office:value-type="float" office:value="19667.0514641094" calcext:value-type="float">
            <text:p>19667.1</text:p>
          </table:table-cell>
          <table:table-cell table:style-name="ce5" table:formula="of:=[.F42]*[.$G$1]" office:value-type="float" office:value="1573.36411712875" calcext:value-type="float">
            <text:p>1573</text:p>
          </table:table-cell>
          <table:table-cell table:number-columns-repeated="1017"/>
        </table:table-row>
        <table:table-row table:style-name="ro1">
          <table:table-cell office:value-type="date" office:date-value="2020-04-17" calcext:value-type="date">
            <text:p>17-Apr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B43]*[.$E$1]+[.$F$1]" office:value-type="float" office:value="10.0828" calcext:value-type="float">
            <text:p><text:s/>10.08 </text:p>
          </table:table-cell>
          <table:table-cell table:formula="of:=EXP([.E43])" office:value-type="float" office:value="23927.8899240407" calcext:value-type="float">
            <text:p>23927.9</text:p>
          </table:table-cell>
          <table:table-cell table:style-name="ce5" table:formula="of:=[.F43]*[.$G$1]" office:value-type="float" office:value="1914.23119392326" calcext:value-type="float">
            <text:p>1914</text:p>
          </table:table-cell>
          <table:table-cell table:number-columns-repeated="1017"/>
        </table:table-row>
        <table:table-row table:style-name="ro1">
          <table:table-cell office:value-type="date" office:date-value="2020-04-18" calcext:value-type="date">
            <text:p>18-Apr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44]*[.$E$1]+[.$F$1]" office:value-type="float" office:value="10.2789" calcext:value-type="float">
            <text:p><text:s/>10.28 </text:p>
          </table:table-cell>
          <table:table-cell table:formula="of:=EXP([.E44])" office:value-type="float" office:value="29111.8329182109" calcext:value-type="float">
            <text:p>29111.8</text:p>
          </table:table-cell>
          <table:table-cell table:style-name="ce5" table:formula="of:=[.F44]*[.$G$1]" office:value-type="float" office:value="2328.94663345687" calcext:value-type="float">
            <text:p>2329</text:p>
          </table:table-cell>
          <table:table-cell table:number-columns-repeated="1017"/>
        </table:table-row>
        <table:table-row table:style-name="ro1">
          <table:table-cell office:value-type="date" office:date-value="2020-04-19" calcext:value-type="date">
            <text:p>19-Apr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B45]*[.$E$1]+[.$F$1]" office:value-type="float" office:value="10.475" calcext:value-type="float">
            <text:p><text:s/>10.48 </text:p>
          </table:table-cell>
          <table:table-cell table:formula="of:=EXP([.E45])" office:value-type="float" office:value="35418.8697184842" calcext:value-type="float">
            <text:p>35418.9</text:p>
          </table:table-cell>
          <table:table-cell table:style-name="ce5" table:formula="of:=[.F45]*[.$G$1]" office:value-type="float" office:value="2833.50957747873" calcext:value-type="float">
            <text:p>2834</text:p>
          </table:table-cell>
          <table:table-cell table:number-columns-repeated="1017"/>
        </table:table-row>
        <table:table-row table:style-name="ro1">
          <table:table-cell office:value-type="date" office:date-value="2020-04-20" calcext:value-type="date">
            <text:p>20-Apr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46]*[.$E$1]+[.$F$1]" office:value-type="float" office:value="10.6711" calcext:value-type="float">
            <text:p><text:s/>10.67 </text:p>
          </table:table-cell>
          <table:table-cell table:formula="of:=EXP([.E46])" office:value-type="float" office:value="43092.316985311" calcext:value-type="float">
            <text:p>43092.3</text:p>
          </table:table-cell>
          <table:table-cell table:style-name="ce5" table:formula="of:=[.F46]*[.$G$1]" office:value-type="float" office:value="3447.38535882488" calcext:value-type="float">
            <text:p>3447</text:p>
          </table:table-cell>
          <table:table-cell table:number-columns-repeated="1017"/>
        </table:table-row>
        <table:table-row table:style-name="ro1">
          <table:table-cell office:value-type="date" office:date-value="2020-04-21" calcext:value-type="date">
            <text:p>21-Apr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B47]*[.$E$1]+[.$F$1]" office:value-type="float" office:value="10.8672" calcext:value-type="float">
            <text:p><text:s/>10.87 </text:p>
          </table:table-cell>
          <table:table-cell table:formula="of:=EXP([.E47])" office:value-type="float" office:value="52428.2055842519" calcext:value-type="float">
            <text:p>52428.2</text:p>
          </table:table-cell>
          <table:table-cell table:style-name="ce5" table:formula="of:=[.F47]*[.$G$1]" office:value-type="float" office:value="4194.25644674015" calcext:value-type="float">
            <text:p>4194</text:p>
          </table:table-cell>
          <table:table-cell table:number-columns-repeated="1017"/>
        </table:table-row>
        <table:table-row table:style-name="ro1">
          <table:table-cell office:value-type="date" office:date-value="2020-04-22" calcext:value-type="date">
            <text:p>22-Apr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B48]*[.$E$1]+[.$F$1]" office:value-type="float" office:value="11.0633" calcext:value-type="float">
            <text:p><text:s/>11.06 </text:p>
          </table:table-cell>
          <table:table-cell table:formula="of:=EXP([.E48])" office:value-type="float" office:value="63786.7010428227" calcext:value-type="float">
            <text:p>63786.7</text:p>
          </table:table-cell>
          <table:table-cell table:style-name="ce5" table:formula="of:=[.F48]*[.$G$1]" office:value-type="float" office:value="5102.93608342582" calcext:value-type="float">
            <text:p>5103</text:p>
          </table:table-cell>
          <table:table-cell table:number-columns-repeated="1017"/>
        </table:table-row>
        <table:table-row table:style-name="ro1">
          <table:table-cell office:value-type="date" office:date-value="2020-04-23" calcext:value-type="date">
            <text:p>23-Apr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B49]*[.$E$1]+[.$F$1]" office:value-type="float" office:value="11.2594" calcext:value-type="float">
            <text:p><text:s/>11.26 </text:p>
          </table:table-cell>
          <table:table-cell table:formula="of:=EXP([.E49])" office:value-type="float" office:value="77605.9982329165" calcext:value-type="float">
            <text:p>77606.0</text:p>
          </table:table-cell>
          <table:table-cell table:style-name="ce5" table:formula="of:=[.F49]*[.$G$1]" office:value-type="float" office:value="6208.47985863332" calcext:value-type="float">
            <text:p>6208</text:p>
          </table:table-cell>
          <table:table-cell table:number-columns-repeated="1017"/>
        </table:table-row>
        <table:table-row table:style-name="ro1">
          <table:table-cell office:value-type="date" office:date-value="2020-04-24" calcext:value-type="date">
            <text:p>24-Apr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50]*[.$E$1]+[.$F$1]" office:value-type="float" office:value="11.4555" calcext:value-type="float">
            <text:p><text:s/>11.46 </text:p>
          </table:table-cell>
          <table:table-cell table:formula="of:=EXP([.E50])" office:value-type="float" office:value="94419.2263162217" calcext:value-type="float">
            <text:p>94419.2</text:p>
          </table:table-cell>
          <table:table-cell table:style-name="ce5" table:formula="of:=[.F50]*[.$G$1]" office:value-type="float" office:value="7553.53810529773" calcext:value-type="float">
            <text:p>7554</text:p>
          </table:table-cell>
          <table:table-cell table:number-columns-repeated="1017"/>
        </table:table-row>
        <table:table-row table:style-name="ro1">
          <table:table-cell office:value-type="date" office:date-value="2020-04-25" calcext:value-type="date">
            <text:p>25-Apr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B51]*[.$E$1]+[.$F$1]" office:value-type="float" office:value="11.6516" calcext:value-type="float">
            <text:p><text:s/>11.65 </text:p>
          </table:table-cell>
          <table:table-cell table:formula="of:=EXP([.E51])" office:value-type="float" office:value="114875.01612179" calcext:value-type="float">
            <text:p>114875.0</text:p>
          </table:table-cell>
          <table:table-cell table:style-name="ce5" table:formula="of:=[.F51]*[.$G$1]" office:value-type="float" office:value="9190.00128974318" calcext:value-type="float">
            <text:p>9190</text:p>
          </table:table-cell>
          <table:table-cell table:number-columns-repeated="1017"/>
        </table:table-row>
        <table:table-row table:style-name="ro1">
          <table:table-cell office:value-type="date" office:date-value="2020-04-26" calcext:value-type="date">
            <text:p>26-Ap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52]*[.$E$1]+[.$F$1]" office:value-type="float" office:value="11.8477" calcext:value-type="float">
            <text:p><text:s/>11.85 </text:p>
          </table:table-cell>
          <table:table-cell table:formula="of:=EXP([.E52])" office:value-type="float" office:value="139762.523416423" calcext:value-type="float">
            <text:p>139762.5</text:p>
          </table:table-cell>
          <table:table-cell table:style-name="ce5" table:formula="of:=[.F52]*[.$G$1]" office:value-type="float" office:value="11181.0018733138" calcext:value-type="float">
            <text:p>11181</text:p>
          </table:table-cell>
          <table:table-cell table:number-columns-repeated="1017"/>
        </table:table-row>
        <table:table-row table:style-name="ro1">
          <table:table-cell office:value-type="date" office:date-value="2020-04-27" calcext:value-type="date">
            <text:p>27-Apr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B53]*[.$E$1]+[.$F$1]" office:value-type="float" office:value="12.0438" calcext:value-type="float">
            <text:p><text:s/>12.04 </text:p>
          </table:table-cell>
          <table:table-cell table:formula="of:=EXP([.E53])" office:value-type="float" office:value="170041.873430658" calcext:value-type="float">
            <text:p>170041.9</text:p>
          </table:table-cell>
          <table:table-cell table:style-name="ce5" table:formula="of:=[.F53]*[.$G$1]" office:value-type="float" office:value="13603.3498744526" calcext:value-type="float">
            <text:p>13603</text:p>
          </table:table-cell>
          <table:table-cell table:number-columns-repeated="1017"/>
        </table:table-row>
        <table:table-row table:style-name="ro1">
          <table:table-cell office:value-type="date" office:date-value="2020-04-28" calcext:value-type="date">
            <text:p>28-Apr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B54]*[.$E$1]+[.$F$1]" office:value-type="float" office:value="12.2399" calcext:value-type="float">
            <text:p><text:s/>12.24 </text:p>
          </table:table-cell>
          <table:table-cell table:formula="of:=EXP([.E54])" office:value-type="float" office:value="206881.201147591" calcext:value-type="float">
            <text:p>206881.2</text:p>
          </table:table-cell>
          <table:table-cell table:style-name="ce5" table:formula="of:=[.F54]*[.$G$1]" office:value-type="float" office:value="16550.4960918073" calcext:value-type="float">
            <text:p>16550</text:p>
          </table:table-cell>
          <table:table-cell table:number-columns-repeated="1017"/>
        </table:table-row>
        <table:table-row table:style-name="ro1">
          <table:table-cell office:value-type="date" office:date-value="2020-04-29" calcext:value-type="date">
            <text:p>29-Ap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B55]*[.$E$1]+[.$F$1]" office:value-type="float" office:value="12.436" calcext:value-type="float">
            <text:p><text:s/>12.44 </text:p>
          </table:table-cell>
          <table:table-cell table:formula="of:=EXP([.E55])" office:value-type="float" office:value="251701.71631709" calcext:value-type="float">
            <text:p>251701.7</text:p>
          </table:table-cell>
          <table:table-cell table:style-name="ce5" table:formula="of:=[.F55]*[.$G$1]" office:value-type="float" office:value="20136.1373053672" calcext:value-type="float">
            <text:p>20136</text:p>
          </table:table-cell>
          <table:table-cell table:number-columns-repeated="1017"/>
        </table:table-row>
        <table:table-row table:style-name="ro1">
          <table:table-cell office:value-type="date" office:date-value="2020-04-30" calcext:value-type="date">
            <text:p>30-Ap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B56]*[.$E$1]+[.$F$1]" office:value-type="float" office:value="12.6321" calcext:value-type="float">
            <text:p><text:s/>12.63 </text:p>
          </table:table-cell>
          <table:table-cell table:formula="of:=EXP([.E56])" office:value-type="float" office:value="306232.531740628" calcext:value-type="float">
            <text:p>306232.5</text:p>
          </table:table-cell>
          <table:table-cell table:style-name="ce5" table:formula="of:=[.F56]*[.$G$1]" office:value-type="float" office:value="24498.6025392502" calcext:value-type="float">
            <text:p>24499</text:p>
          </table:table-cell>
          <table:table-cell table:number-columns-repeated="1017"/>
        </table:table-row>
        <table:table-row table:style-name="ro1">
          <table:table-cell office:value-type="date" office:date-value="2020-05-01" calcext:value-type="date">
            <text:p>1-May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57]*[.$E$1]+[.$F$1]" office:value-type="float" office:value="12.8282" calcext:value-type="float">
            <text:p><text:s/>12.83 </text:p>
          </table:table-cell>
          <table:table-cell table:formula="of:=EXP([.E57])" office:value-type="float" office:value="372577.370025296" calcext:value-type="float">
            <text:p>372577.4</text:p>
          </table:table-cell>
          <table:table-cell table:style-name="ce5" table:formula="of:=[.F57]*[.$G$1]" office:value-type="float" office:value="29806.1896020237" calcext:value-type="float">
            <text:p>29806</text:p>
          </table:table-cell>
          <table:table-cell table:number-columns-repeated="1017"/>
        </table:table-row>
        <table:table-row table:style-name="ro1">
          <table:table-cell office:value-type="date" office:date-value="2020-05-02" calcext:value-type="date">
            <text:p>2-May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B58]*[.$E$1]+[.$F$1]" office:value-type="float" office:value="13.0243" calcext:value-type="float">
            <text:p><text:s/>13.02 </text:p>
          </table:table-cell>
          <table:table-cell table:formula="of:=EXP([.E58])" office:value-type="float" office:value="453295.722260296" calcext:value-type="float">
            <text:p>453295.7</text:p>
          </table:table-cell>
          <table:table-cell table:style-name="ce5" table:formula="of:=[.F58]*[.$G$1]" office:value-type="float" office:value="36263.6577808237" calcext:value-type="float">
            <text:p>36264</text:p>
          </table:table-cell>
          <table:table-cell table:number-columns-repeated="1017"/>
        </table:table-row>
        <table:table-row table:style-name="ro1">
          <table:table-cell office:value-type="date" office:date-value="2020-05-03" calcext:value-type="date">
            <text:p>3-May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B59]*[.$E$1]+[.$F$1]" office:value-type="float" office:value="13.2204" calcext:value-type="float">
            <text:p><text:s/>13.22 </text:p>
          </table:table-cell>
          <table:table-cell table:formula="of:=EXP([.E59])" office:value-type="float" office:value="551501.589604145" calcext:value-type="float">
            <text:p>551501.6</text:p>
          </table:table-cell>
          <table:table-cell table:style-name="ce5" table:formula="of:=[.F59]*[.$G$1]" office:value-type="float" office:value="44120.1271683316" calcext:value-type="float">
            <text:p>44120</text:p>
          </table:table-cell>
          <table:table-cell table:number-columns-repeated="1017"/>
        </table:table-row>
        <table:table-row table:style-name="ro1">
          <table:table-cell office:value-type="date" office:date-value="2020-05-04" calcext:value-type="date">
            <text:p>4-May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B60]*[.$E$1]+[.$F$1]" office:value-type="float" office:value="13.4165" calcext:value-type="float">
            <text:p><text:s/>13.42 </text:p>
          </table:table-cell>
          <table:table-cell table:formula="of:=EXP([.E60])" office:value-type="float" office:value="670983.61709499" calcext:value-type="float">
            <text:p>670983.6</text:p>
          </table:table-cell>
          <table:table-cell table:style-name="ce5" table:formula="of:=[.F60]*[.$G$1]" office:value-type="float" office:value="53678.6893675992" calcext:value-type="float">
            <text:p>53679</text:p>
          </table:table-cell>
          <table:table-cell table:number-columns-repeated="1017"/>
        </table:table-row>
        <table:table-row table:style-name="ro1">
          <table:table-cell office:value-type="date" office:date-value="2020-05-05" calcext:value-type="date">
            <text:p>5-May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B61]*[.$E$1]+[.$F$1]" office:value-type="float" office:value="13.6126" calcext:value-type="float">
            <text:p><text:s/>13.61 </text:p>
          </table:table-cell>
          <table:table-cell table:formula="of:=EXP([.E61])" office:value-type="float" office:value="816351.254278403" calcext:value-type="float">
            <text:p>816351.3</text:p>
          </table:table-cell>
          <table:table-cell table:style-name="ce5" table:formula="of:=[.F61]*[.$G$1]" office:value-type="float" office:value="65308.1003422722" calcext:value-type="float">
            <text:p>65308</text:p>
          </table:table-cell>
          <table:table-cell table:number-columns-repeated="1017"/>
        </table:table-row>
        <table:table-row table:style-name="ro1">
          <table:table-cell office:value-type="date" office:date-value="2020-05-06" calcext:value-type="date">
            <text:p>6-May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B62]*[.$E$1]+[.$F$1]" office:value-type="float" office:value="13.8087" calcext:value-type="float">
            <text:p><text:s/>13.81 </text:p>
          </table:table-cell>
          <table:table-cell table:formula="of:=EXP([.E62])" office:value-type="float" office:value="993212.581325327" calcext:value-type="float">
            <text:p>993212.6</text:p>
          </table:table-cell>
          <table:table-cell table:style-name="ce5" table:formula="of:=[.F62]*[.$G$1]" office:value-type="float" office:value="79457.0065060262" calcext:value-type="float">
            <text:p>79457</text:p>
          </table:table-cell>
          <table:table-cell table:number-columns-repeated="1017"/>
        </table:table-row>
        <table:table-row table:style-name="ro1">
          <table:table-cell office:value-type="date" office:date-value="2020-05-07" calcext:value-type="date">
            <text:p>7-May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B63]*[.$E$1]+[.$F$1]" office:value-type="float" office:value="14.0048" calcext:value-type="float">
            <text:p><text:s/>14.00 </text:p>
          </table:table-cell>
          <table:table-cell table:formula="of:=EXP([.E63])" office:value-type="float" office:value="1208390.66092315" calcext:value-type="float">
            <text:p>1208390.7</text:p>
          </table:table-cell>
          <table:table-cell table:style-name="ce5" table:formula="of:=[.F63]*[.$G$1]" office:value-type="float" office:value="96671.2528738518" calcext:value-type="float">
            <text:p>96671</text:p>
          </table:table-cell>
          <table:table-cell table:number-columns-repeated="1017"/>
        </table:table-row>
        <table:table-row table:style-name="ro1">
          <table:table-cell office:value-type="date" office:date-value="2020-05-08" calcext:value-type="date">
            <text:p>8-May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B64]*[.$E$1]+[.$F$1]" office:value-type="float" office:value="14.2009" calcext:value-type="float">
            <text:p><text:s/>14.20 </text:p>
          </table:table-cell>
          <table:table-cell table:formula="of:=EXP([.E64])" office:value-type="float" office:value="1470186.76249329" calcext:value-type="float">
            <text:p>1470186.8</text:p>
          </table:table-cell>
          <table:table-cell table:style-name="ce5" table:formula="of:=[.F64]*[.$G$1]" office:value-type="float" office:value="117614.940999463" calcext:value-type="float">
            <text:p>117615</text:p>
          </table:table-cell>
          <table:table-cell table:number-columns-repeated="1017"/>
        </table:table-row>
        <table:table-row table:style-name="ro1">
          <table:table-cell office:value-type="date" office:date-value="2020-05-09" calcext:value-type="date">
            <text:p>9-May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B65]*[.$E$1]+[.$F$1]" office:value-type="float" office:value="14.397" calcext:value-type="float">
            <text:p><text:s/>14.40 </text:p>
          </table:table-cell>
          <table:table-cell table:formula="of:=EXP([.E65])" office:value-type="float" office:value="1788700.61355759" calcext:value-type="float">
            <text:p>1788700.6</text:p>
          </table:table-cell>
          <table:table-cell table:style-name="ce5" table:formula="of:=[.F65]*[.$G$1]" office:value-type="float" office:value="143096.049084607" calcext:value-type="float">
            <text:p>143096</text:p>
          </table:table-cell>
          <table:table-cell table:number-columns-repeated="1017"/>
        </table:table-row>
        <table:table-row table:style-name="ro1">
          <table:table-cell office:value-type="date" office:date-value="2020-05-10" calcext:value-type="date">
            <text:p>10-May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B66]*[.$E$1]+[.$F$1]" office:value-type="float" office:value="14.5931" calcext:value-type="float">
            <text:p><text:s/>14.59 </text:p>
          </table:table-cell>
          <table:table-cell table:formula="of:=EXP([.E66])" office:value-type="float" office:value="2176220.03310338" calcext:value-type="float">
            <text:p>2176220.0</text:p>
          </table:table-cell>
          <table:table-cell table:style-name="ce5" table:formula="of:=[.F66]*[.$G$1]" office:value-type="float" office:value="174097.60264827" calcext:value-type="float">
            <text:p>174098</text:p>
          </table:table-cell>
          <table:table-cell table:number-columns-repeated="101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os" table:style-name="ta2">
        <table:table-column table:style-name="co7" table:default-cell-style-name="Default"/>
        <table:table-column table:style-name="co8" table:default-cell-style-name="Default"/>
        <table:table-column table:style-name="co7" table:number-columns-repeated="1022" table:default-cell-style-name="Default"/>
        <table:table-row table:style-name="ro1">
          <table:table-cell table:style-name="ce26" office:value-type="date" office:date-value="2020-03-16" calcext:value-type="date">
            <text:p>16-Mar</text:p>
          </table:table-cell>
          <table:table-cell office:value-type="string" calcext:value-type="string">
            <text:p>cierre efectivo de bares en SJ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1" loext:min-decimal-places="1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P0" style:volatile="true">
      <number:number number:decimal-places="4" loext:min-decimal-places="4" number:min-integer-digits="1" number:grouping="true"/>
    </number:number-style>
    <number:number-style style:name="N134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34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text> </loext:text>
      <loext:fill-character> </loext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50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15:01:46.558526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ndencias" style:display-name="PageStyle_tendenc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os" style:display-name="PageStyle_event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, Carlos A</meta:initial-creator>
    <meta:keyword>CTPClassification=CTP_NT</meta:keyword>
    <meta:creation-date>2020-03-18T03:02:21</meta:creation-date>
    <dc:date>2020-03-20T15:08:06.185704969</dc:date>
    <meta:generator>LibreOffice/6.0.7.3$Linux_X86_64 LibreOffice_project/00m0$Build-3</meta:generator>
    <meta:editing-duration>PT35M32S</meta:editing-duration>
    <meta:editing-cycles>4</meta:editing-cycles>
    <meta:document-statistic meta:table-count="3" meta:cell-count="688" meta:object-count="6"/>
    <meta:user-defined meta:name="AppVersion">16.0300</meta:user-defined>
    <meta:user-defined meta:name="CTPClassification">CTP_NT</meta:user-defined>
    <meta:user-defined meta:name="CTP_BU">NA</meta:user-defined>
    <meta:user-defined meta:name="CTP_IDSID">NA</meta:user-defined>
    <meta:user-defined meta:name="CTP_TimeStamp" meta:value-type="string">2020-03-19 19:43:55Z</meta:user-defined>
    <meta:user-defined meta:name="CTP_WWID" meta:value-type="string">NA</meta:user-defined>
    <meta:user-defined meta:name="ContentTypeId" meta:value-type="string">0x010100C7FB818702760E47904353CB588DB15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TitusGUID" meta:value-type="string">cd32064b-25ea-464e-943b-b22709092388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4P0" style:volatile="true">
      <number:number number:decimal-places="4" loext:min-decimal-places="4" number:min-integer-digits="1" number:grouping="true"/>
    </number:number-style>
    <number:number-style style:name="N134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34P0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0" style:family="chart" style:data-style-name="N134">
      <style:text-properties fo:color="#595959" style:text-position="0% 100%" fo:font-family="Calibri" fo:font-size="9pt" style:font-size-asian="9pt" style:font-size-complex="9pt"/>
    </style:style>
    <style:style style:name="ch11" style:family="chart">
      <style:chart-properties chart:solid-type="cuboid" chart:symbol-type="named-symbol" chart:symbol-name="circle" chart:symbol-width="0.176cm" chart:symbol-height="0.176cm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931cm" svg:height="8.48cm" xlink:href=".." xlink:type="simple" chart:class="chart:scatter" chart:style-name="ch1">
        <chart:title svg:x="7.251cm" svg:y="0.304cm" chart:style-name="ch2">
          <text:p>ln(casos)</text:p>
        </chart:title>
        <chart:subtitle svg:x="0cm" svg:y="0cm" chart:style-name="ch3">
          <text:p/>
        </chart:subtitle>
        <chart:plot-area chart:style-name="ch4" table:cell-range-address="'modelo al 20-marzo'.B3:'modelo al 20-marzo'.B15 'modelo al 20-marzo'.D2:'modelo al 20-marzo'.D15" chart:data-source-has-labels="row" svg:x="0.338cm" svg:y="1.352cm" svg:width="16.255cm" svg:height="6.959cm">
          <chartooo:coordinate-region svg:x="0.968cm" svg:y="1.538cm" svg:width="15.412cm" svg:height="6.303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o al 20-marzo'.D3:'modelo al 20-marzo'.D15" chart:label-cell-address="'modelo al 20-marzo'.D2:'modelo al 20-marzo'.D2" chart:class="chart:scatter">
            <chart:domain table:cell-range-address="'modelo al 20-marzo'.B3:'modelo al 20-marzo'.B15"/>
            <chart:regression-curve chart:style-name="ch9">
              <chart:equation chart:display-equation="true" chart:display-r-square="true" chart:style-name="ch10"/>
            </chart:regression-curve>
            <chart:data-point chart:style-name="ch11"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n(casos)</text:p>
                <draw:g>
                  <svg:desc>'modelo al 20-marzo'.D2:'modelo al 20-marzo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al 20-marzo'.B3:'modelo al 20-marzo'.B15</svg:desc>
                </draw:g>
              </table:table-cell>
              <table:table-cell office:value-type="float" office:value="2.19722457733622">
                <text:p>2.19722457733622</text:p>
                <draw:g>
                  <svg:desc>'modelo al 20-marzo'.D3:'modelo al 20-marzo'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38108696739888">
                <text:p>2.38108696739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09104245335832">
                <text:p>3.09104245335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3549421592915">
                <text:p>3.13549421592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1566554096674">
                <text:p>3.21566554096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55534806148941">
                <text:p>3.55534806148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1357206670431">
                <text:p>3.71357206670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1202300542815">
                <text:p>3.91202300542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23410650459726">
                <text:p>4.234106504597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46590811865458">
                <text:p>4.46590811865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63472898822964">
                <text:p>4.634728988229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597cm" svg:height="8.916cm" xlink:href=".." xlink:type="simple" chart:class="chart:scatter" chart:style-name="ch1">
        <chart:title svg:x="2.417cm" svg:y="0.313cm" chart:style-name="ch2">
          <text:p>Aproximación de crecimiento exponencial
del COVID-19 en CR al 20-marzo-2020</text:p>
        </chart:title>
        <chart:subtitle svg:x="0cm" svg:y="0cm" chart:style-name="ch3">
          <text:p/>
        </chart:subtitle>
        <chart:legend chart:legend-position="bottom" svg:x="2.798cm" svg:y="8.344cm" style:legend-expansion="wide" chart:style-name="ch4"/>
        <chart:plot-area chart:style-name="ch5" table:cell-range-address="'modelo al 20-marzo'.A3:'modelo al 20-marzo'.A15 'modelo al 20-marzo'.C2:'modelo al 20-marzo'.C15 'modelo al 20-marzo'.F2:'modelo al 20-marzo'.F15" chart:data-source-has-labels="row" svg:x="1.371cm" svg:y="1.952cm" svg:width="13.915cm" svg:height="6.03cm">
          <chartooo:coordinate-region svg:x="1.895cm" svg:y="2.138cm" svg:width="12.622cm" svg:height="5.374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51cm" svg:y="6.526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20-marzo'.C3:'modelo al 20-marzo'.C15" chart:label-cell-address="'modelo al 20-marzo'.C2:'modelo al 20-marzo'.C2" chart:class="chart:scatter">
            <chart:domain table:cell-range-address="'modelo al 20-marzo'.A3:'modelo al 20-marzo'.A15"/>
            <chart:data-point chart:repeated="13"/>
          </chart:series>
          <chart:series chart:style-name="ch11" chart:values-cell-range-address="'modelo al 20-marzo'.F3:'modelo al 20-marzo'.F15" chart:label-cell-address="'modelo al 20-marzo'.F2:'modelo al 20-marzo'.F2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20-marzo'.C2:'modelo al 20-marzo'.C2</svg:desc>
                </draw:g>
              </table:table-cell>
              <table:table-cell office:value-type="string">
                <text:p>predicción de casos detectados</text:p>
                <draw:g>
                  <svg:desc>'modelo al 20-marzo'.F2:'modelo al 20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20-marzo'.A3:'modelo al 20-marzo'.A15</svg:desc>
                </draw:g>
              </table:table-cell>
              <table:table-cell office:value-type="float" office:value="9">
                <text:p>9</text:p>
                <draw:g>
                  <svg:desc>'modelo al 20-marzo'.C3:'modelo al 20-marzo'.C15</svg:desc>
                </draw:g>
              </table:table-cell>
              <table:table-cell office:value-type="float" office:value="9.38206605039191">
                <text:p>9.38206605039191</text:p>
                <draw:g>
                  <svg:desc>'modelo al 20-marzo'.F3:'modelo al 20-marzo'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4146771885728">
                <text:p>11.4146771885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3.8876506112299">
                <text:p>13.88765061122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896390174982">
                <text:p>16.896390174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5569688449951">
                <text:p>20.5569688449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5.0106066276698">
                <text:p>25.01060662766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30.4291186410167">
                <text:p>30.4291186410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7.0215435016554">
                <text:p>37.02154350165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5.0422077423393">
                <text:p>45.0422077423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4.8005373739572">
                <text:p>54.8005373739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6.6729951083547">
                <text:p>66.6729951083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81.1176037633386">
                <text:p>81.1176037633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98.6916161425222">
                <text:p>98.69161614252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455cm" svg:height="8.961cm" xlink:href=".." xlink:type="simple" chart:class="chart:scatter" chart:style-name="ch1">
        <chart:title svg:x="3.753cm" svg:y="0.314cm" chart:style-name="ch2">
          <text:p>Proyección de crecimiento exponencial
del COVID-19 en CR desde 20-marzo-2020</text:p>
        </chart:title>
        <chart:subtitle svg:x="0cm" svg:y="0cm" chart:style-name="ch3">
          <text:p/>
        </chart:subtitle>
        <chart:legend chart:legend-position="bottom" svg:x="4.227cm" svg:y="8.389cm" style:legend-expansion="wide" chart:style-name="ch4"/>
        <chart:plot-area chart:style-name="ch5" table:cell-range-address="'modelo al 20-marzo'.A3:'modelo al 20-marzo'.A32 'modelo al 20-marzo'.C2:'modelo al 20-marzo'.C32 'modelo al 20-marzo'.F2:'modelo al 20-marzo'.F32" chart:data-source-has-labels="row" svg:x="1.835cm" svg:y="2.061cm" svg:width="15.969cm" svg:height="5.457cm">
          <chartooo:coordinate-region svg:x="2.783cm" svg:y="2.247cm" svg:width="14.583cm" svg:height="4.801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857cm" svg:y="6.348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20-marzo'.C3:'modelo al 20-marzo'.C32" chart:label-cell-address="'modelo al 20-marzo'.C2:'modelo al 20-marzo'.C2" chart:class="chart:scatter">
            <chart:domain table:cell-range-address="'modelo al 20-marzo'.A3:'modelo al 20-marzo'.A32"/>
            <chart:data-point chart:repeated="30"/>
          </chart:series>
          <chart:series chart:style-name="ch11" chart:values-cell-range-address="'modelo al 20-marzo'.F3:'modelo al 20-marzo'.F32" chart:label-cell-address="'modelo al 20-marzo'.F2:'modelo al 20-marzo'.F2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20-marzo'.C2:'modelo al 20-marzo'.C2</svg:desc>
                </draw:g>
              </table:table-cell>
              <table:table-cell office:value-type="string">
                <text:p>predicción de casos detectados</text:p>
                <draw:g>
                  <svg:desc>'modelo al 20-marzo'.F2:'modelo al 20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20-marzo'.A3:'modelo al 20-marzo'.A32</svg:desc>
                </draw:g>
              </table:table-cell>
              <table:table-cell office:value-type="float" office:value="9">
                <text:p>9</text:p>
                <draw:g>
                  <svg:desc>'modelo al 20-marzo'.C3:'modelo al 20-marzo'.C32</svg:desc>
                </draw:g>
              </table:table-cell>
              <table:table-cell office:value-type="float" office:value="9.38206605039191">
                <text:p>9.38206605039191</text:p>
                <draw:g>
                  <svg:desc>'modelo al 20-marzo'.F3:'modelo al 20-marzo'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4146771885728">
                <text:p>11.4146771885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3.8876506112299">
                <text:p>13.88765061122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896390174982">
                <text:p>16.896390174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5569688449951">
                <text:p>20.5569688449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5.0106066276698">
                <text:p>25.01060662766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30.4291186410167">
                <text:p>30.4291186410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7.0215435016554">
                <text:p>37.02154350165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5.0422077423393">
                <text:p>45.0422077423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4.8005373739572">
                <text:p>54.8005373739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6.6729951083547">
                <text:p>66.6729951083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81.1176037633386">
                <text:p>81.1176037633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98.6916161425222">
                <text:p>98.6916161425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NaN">
                <text:p>NaN</text:p>
              </table:table-cell>
              <table:table-cell office:value-type="float" office:value="120.073013069267">
                <text:p>120.0730130692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NaN">
                <text:p>NaN</text:p>
              </table:table-cell>
              <table:table-cell office:value-type="float" office:value="146.086658938807">
                <text:p>146.0866589388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177.736123833189">
                <text:p>177.7361238331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216.242399851715">
                <text:p>216.2423998517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263.091005278789">
                <text:p>263.0910052787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320.089293802087">
                <text:p>320.0892938020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389.436179690552">
                <text:p>389.4361796905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473.806968832094">
                <text:p>473.8069688320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576.456568293782">
                <text:p>576.4565682937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701.345056085075">
                <text:p>701.3450560850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853.290455429932">
                <text:p>853.2904554299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1038.15460736562">
                <text:p>1038.154607365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1263.06931237316">
                <text:p>1263.069312373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1536.71146526729">
                <text:p>1536.711465267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1869.63779766527">
                <text:p>1869.637797665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2274.69214193091">
                <text:p>2274.692141930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767.50092826728">
                <text:p>2767.500928267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0" style:family="chart">
      <style:text-properties fo:color="#595959" style:text-position="0% 100%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372cm" svg:height="5.699cm" xlink:href=".." xlink:type="simple" chart:class="chart:scatter" chart:style-name="ch1">
        <chart:title svg:x="4.472cm" svg:y="0.248cm" chart:style-name="ch2">
          <text:p>ln(casos)</text:p>
        </chart:title>
        <chart:subtitle svg:x="0cm" svg:y="0cm" chart:style-name="ch3">
          <text:p/>
        </chart:subtitle>
        <chart:plot-area chart:style-name="ch4" table:cell-range-address="'modelo al 17-marzo'.B3:'modelo al 17-marzo'.B12 'modelo al 17-marzo'.D2:'modelo al 17-marzo'.D12" chart:data-source-has-labels="row" svg:x="0.36cm" svg:y="1.186cm" svg:width="10.811cm" svg:height="4.345cm">
          <chartooo:coordinate-region svg:x="0.884cm" svg:y="1.372cm" svg:width="10.074cm" svg:height="3.68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o al 17-marzo'.D3:'modelo al 17-marzo'.D12" chart:label-cell-address="'modelo al 17-marzo'.D2:'modelo al 17-marzo'.D2" chart:class="chart:scatter">
            <chart:domain table:cell-range-address="'modelo al 17-marzo'.B3:'modelo al 17-marzo'.B12"/>
            <chart:regression-curve chart:style-name="ch9">
              <chart:equation chart:display-equation="true" chart:display-r-square="true" svg:x="1.903cm" svg:y="3.229cm" chart:style-name="ch10"/>
            </chart:regression-curve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'modelo al 17-marzo'.D2:'modelo al 17-marzo'.D2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602cm" svg:height="7.62cm" xlink:href=".." xlink:type="simple" chart:class="chart:scatter" chart:style-name="ch1">
        <chart:title svg:x="2.42cm" svg:y="0.287cm" chart:style-name="ch2">
          <text:p>Aproximación de crecimiento exponencial
del COVID-19 en CR</text:p>
        </chart:title>
        <chart:subtitle svg:x="0cm" svg:y="0cm" chart:style-name="ch3">
          <text:p/>
        </chart:subtitle>
        <chart:legend chart:legend-position="bottom" svg:x="2.801cm" svg:y="7.048cm" style:legend-expansion="wide" chart:style-name="ch4"/>
        <chart:plot-area chart:style-name="ch5" table:cell-range-address="'modelo al 17-marzo'.A3:'modelo al 17-marzo'.A14 'modelo al 17-marzo'.C2:'modelo al 17-marzo'.C15 'modelo al 17-marzo'.F2:'modelo al 17-marzo'.F15" chart:data-source-has-labels="row" svg:x="1.372cm" svg:y="1.9cm" svg:width="13.918cm" svg:height="4.812cm">
          <chartooo:coordinate-region svg:x="1.896cm" svg:y="2.086cm" svg:width="12.625cm" svg:height="4.156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51cm" svg:y="5.865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3:'modelo al 17-marzo'.C15" chart:label-cell-address="'modelo al 17-marzo'.C2:'modelo al 17-marzo'.C2" chart:class="chart:scatter">
            <chart:domain table:cell-range-address="'modelo al 17-marzo'.A3:'modelo al 17-marzo'.A14"/>
            <chart:data-point chart:repeated="13"/>
          </chart:series>
          <chart:series chart:style-name="ch11" chart:values-cell-range-address="'modelo al 17-marzo'.F3:'modelo al 17-marzo'.F15" chart:label-cell-address="'modelo al 17-marzo'.F2:'modelo al 17-marzo'.F2" chart:class="chart:scatter">
            <chart:domain table:cell-range-address="'modelo al 17-marzo'.A3:'modelo al 17-marzo'.A15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2:'modelo al 17-marzo'.C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redicción de casos detectados</text:p>
                <draw:g>
                  <svg:desc>'modelo al 17-marzo'.F2:'modelo al 17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3:'modelo al 17-marzo'.A14</svg:desc>
                </draw:g>
              </table:table-cell>
              <table:table-cell office:value-type="float" office:value="9">
                <text:p>9</text:p>
                <draw:g>
                  <svg:desc>'modelo al 17-marzo'.C3:'modelo al 17-marzo'.C15</svg:desc>
                </draw:g>
              </table:table-cell>
              <table:table-cell office:value-type="float" office:value="43898">
                <text:p>43898</text:p>
                <draw:g>
                  <svg:desc>'modelo al 17-marzo'.A3:'modelo al 17-marzo'.A15</svg:desc>
                </draw:g>
              </table:table-cell>
              <table:table-cell office:value-type="float" office:value="9.74739431940007">
                <text:p>9.74739431940007</text:p>
                <draw:g>
                  <svg:desc>'modelo al 17-marzo'.F3:'modelo al 17-marzo'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43899">
                <text:p>43899</text:p>
              </table:table-cell>
              <table:table-cell office:value-type="float" office:value="11.7200376898359">
                <text:p>11.7200376898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43900">
                <text:p>43900</text:p>
              </table:table-cell>
              <table:table-cell office:value-type="float" office:value="14.0918976857015">
                <text:p>14.0918976857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43901">
                <text:p>43901</text:p>
              </table:table-cell>
              <table:table-cell office:value-type="float" office:value="16.943766363183">
                <text:p>16.943766363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43902">
                <text:p>43902</text:p>
              </table:table-cell>
              <table:table-cell office:value-type="float" office:value="20.3727861905663">
                <text:p>20.3727861905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43903">
                <text:p>43903</text:p>
              </table:table-cell>
              <table:table-cell office:value-type="float" office:value="24.4957589871158">
                <text:p>24.495758987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43904">
                <text:p>43904</text:p>
              </table:table-cell>
              <table:table-cell office:value-type="float" office:value="29.4531245133625">
                <text:p>29.4531245133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43905">
                <text:p>43905</text:p>
              </table:table-cell>
              <table:table-cell office:value-type="float" office:value="35.4137442344985">
                <text:p>35.413744234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3906">
                <text:p>43906</text:p>
              </table:table-cell>
              <table:table-cell office:value-type="float" office:value="42.5806532049763">
                <text:p>42.5806532049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43907">
                <text:p>43907</text:p>
              </table:table-cell>
              <table:table-cell office:value-type="float" office:value="51.197975999279">
                <text:p>51.1979759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NaN">
                <text:p>NaN</text:p>
              </table:table-cell>
              <table:table-cell office:value-type="float" office:value="43908">
                <text:p>43908</text:p>
              </table:table-cell>
              <table:table-cell office:value-type="float" office:value="61.5592422644285">
                <text:p>61.5592422644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  <table:table-cell office:value-type="float" office:value="43909">
                <text:p>43909</text:p>
              </table:table-cell>
              <table:table-cell office:value-type="float" office:value="74.0173851447558">
                <text:p>74.0173851447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10">
                <text:p>43910</text:p>
              </table:table-cell>
              <table:table-cell office:value-type="float" office:value="88.9967631527015">
                <text:p>88.99676315270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602cm" svg:height="7.62cm" xlink:href=".." xlink:type="simple" chart:class="chart:scatter" chart:style-name="ch1">
        <chart:title svg:x="2.79cm" svg:y="0.287cm" chart:style-name="ch2">
          <text:p>Proyección de crecimiento exponencial
del COVID-19 en CR</text:p>
        </chart:title>
        <chart:subtitle svg:x="0cm" svg:y="0cm" chart:style-name="ch3">
          <text:p/>
        </chart:subtitle>
        <chart:legend chart:legend-position="bottom" svg:x="2.801cm" svg:y="7.048cm" style:legend-expansion="wide" chart:style-name="ch4"/>
        <chart:plot-area chart:style-name="ch5" table:cell-range-address="'modelo al 17-marzo'.A3:'modelo al 17-marzo'.A32 'modelo al 17-marzo'.C2:'modelo al 17-marzo'.C32 'modelo al 17-marzo'.F2:'modelo al 17-marzo'.F32" chart:data-source-has-labels="row" svg:x="1.405cm" svg:y="1.725cm" svg:width="13.715cm" svg:height="4.739cm">
          <chartooo:coordinate-region svg:x="2.353cm" svg:y="1.911cm" svg:width="12.329cm" svg:height="4.083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84cm" svg:y="5.653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3:'modelo al 17-marzo'.C32" chart:label-cell-address="'modelo al 17-marzo'.C2:'modelo al 17-marzo'.C2" chart:class="chart:scatter">
            <chart:domain table:cell-range-address="'modelo al 17-marzo'.A3:'modelo al 17-marzo'.A32"/>
            <chart:data-point chart:repeated="30"/>
          </chart:series>
          <chart:series chart:style-name="ch11" chart:values-cell-range-address="'modelo al 17-marzo'.F3:'modelo al 17-marzo'.F32" chart:label-cell-address="'modelo al 17-marzo'.F2:'modelo al 17-marzo'.F2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2:'modelo al 17-marzo'.C2</svg:desc>
                </draw:g>
              </table:table-cell>
              <table:table-cell office:value-type="string">
                <text:p>predicción de casos detectados</text:p>
                <draw:g>
                  <svg:desc>'modelo al 17-marzo'.F2:'modelo al 17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3:'modelo al 17-marzo'.A32</svg:desc>
                </draw:g>
              </table:table-cell>
              <table:table-cell office:value-type="float" office:value="9">
                <text:p>9</text:p>
                <draw:g>
                  <svg:desc>'modelo al 17-marzo'.C3:'modelo al 17-marzo'.C32</svg:desc>
                </draw:g>
              </table:table-cell>
              <table:table-cell office:value-type="float" office:value="9.74739431940007">
                <text:p>9.74739431940007</text:p>
                <draw:g>
                  <svg:desc>'modelo al 17-marzo'.F3:'modelo al 17-marzo'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7200376898359">
                <text:p>11.7200376898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0918976857015">
                <text:p>14.0918976857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43766363183">
                <text:p>16.943766363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3727861905663">
                <text:p>20.3727861905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4957589871158">
                <text:p>24.495758987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29.4531245133625">
                <text:p>29.4531245133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5.4137442344985">
                <text:p>35.413744234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2.5806532049763">
                <text:p>42.5806532049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1.197975999279">
                <text:p>51.1979759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NaN">
                <text:p>NaN</text:p>
              </table:table-cell>
              <table:table-cell office:value-type="float" office:value="61.5592422644285">
                <text:p>61.5592422644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  <table:table-cell office:value-type="float" office:value="74.0173851447558">
                <text:p>74.0173851447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NaN">
                <text:p>NaN</text:p>
              </table:table-cell>
              <table:table-cell office:value-type="float" office:value="88.9967631527015">
                <text:p>88.9967631527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NaN">
                <text:p>NaN</text:p>
              </table:table-cell>
              <table:table-cell office:value-type="float" office:value="107.007614983535">
                <text:p>107.007614983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NaN">
                <text:p>NaN</text:p>
              </table:table-cell>
              <table:table-cell office:value-type="float" office:value="128.663439644624">
                <text:p>128.663439644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154.701893914119">
                <text:p>154.701893914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186.009918953813">
                <text:p>186.00991895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223.653951957509">
                <text:p>223.653951957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268.916251926503">
                <text:p>268.9162519265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323.338576927705">
                <text:p>323.338576927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388.77470060161">
                <text:p>388.77470060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467.453556776389">
                <text:p>467.453556776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562.055163066832">
                <text:p>562.055163066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675.801909624146">
                <text:p>675.801909624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812.568322581777">
                <text:p>812.5683225817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977.013041041237">
                <text:p>977.013041041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1174.73750309603">
                <text:p>1174.737503096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1412.47674617482">
                <text:p>1412.476746174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1698.32882088683">
                <text:p>1698.328820886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042.03063283411">
                <text:p>2042.030632834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